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Helvetica" svg:font-family="Helvetica, Arial, Sans"/>
    <style:font-face style:name="Lohit Hindi1" svg:font-family="'Lohit Hindi'"/>
    <style:font-face style:name="OpenSymbol" svg:font-family="OpenSymbol"/>
    <style:font-face style:name="Roboto" svg:font-family="Roboto, sans-serif"/>
    <style:font-face style:name="Times1" svg:font-family="Times"/>
    <style:font-face style:name="Times" svg:font-family="Times" style:font-family-generic="roman"/>
    <style:font-face style:name="Arial Unicode MS" svg:font-family="'Arial Unicode MS'" style:font-pitch="variable"/>
    <style:font-face style:name="HG Mincho Light J" svg:font-family="'HG Mincho Light J'"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4165in" fo:margin-top="0in" fo:margin-bottom="0in" style:contextual-spacing="false" fo:text-indent="0in" style:auto-text-indent="false"/>
    </style:style>
    <style:style style:name="P2" style:family="paragraph" style:parent-style-name="Text_20_body">
      <style:paragraph-properties fo:margin-left="0in" fo:margin-right="0.4165in" fo:margin-top="0in" fo:margin-bottom="0in" style:contextual-spacing="false" fo:text-indent="0in" style:auto-text-indent="false"/>
      <style:text-properties officeooo:paragraph-rsid="001e6bf9"/>
    </style:style>
    <style:style style:name="P3" style:family="paragraph" style:parent-style-name="Text_20_body">
      <style:paragraph-properties fo:margin-left="0in" fo:margin-right="0.4165in" fo:margin-top="0in" fo:margin-bottom="0in" style:contextual-spacing="false" fo:text-indent="0in" style:auto-text-indent="false"/>
      <style:text-properties officeooo:paragraph-rsid="0064b015"/>
    </style:style>
    <style:style style:name="P4" style:family="paragraph" style:parent-style-name="Text_20_body">
      <style:paragraph-properties fo:margin-left="0in" fo:margin-right="0.4165in" fo:margin-top="0in" fo:margin-bottom="0in" style:contextual-spacing="false" fo:text-indent="0in" style:auto-text-indent="false"/>
      <style:text-properties officeooo:paragraph-rsid="009b5871"/>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top="0in" fo:margin-bottom="0in" style:contextual-spacing="false"/>
      <style:text-properties officeooo:paragraph-rsid="00280f5e"/>
    </style:style>
    <style:style style:name="P7" style:family="paragraph" style:parent-style-name="Text_20_body">
      <style:paragraph-properties fo:margin-top="0in" fo:margin-bottom="0in" style:contextual-spacing="false"/>
      <style:text-properties officeooo:rsid="0040992e" officeooo:paragraph-rsid="0040992e"/>
    </style:style>
    <style:style style:name="P8" style:family="paragraph" style:parent-style-name="Text_20_body">
      <style:paragraph-properties fo:margin-top="0in" fo:margin-bottom="0in" style:contextual-spacing="false"/>
      <style:text-properties officeooo:rsid="0040992e" officeooo:paragraph-rsid="0081f17a"/>
    </style:style>
    <style:style style:name="P9" style:family="paragraph" style:parent-style-name="Text_20_body">
      <style:paragraph-properties fo:margin-top="0in" fo:margin-bottom="0in" style:contextual-spacing="false"/>
      <style:text-properties officeooo:rsid="0040992e" officeooo:paragraph-rsid="00437f28"/>
    </style:style>
    <style:style style:name="P10" style:family="paragraph" style:parent-style-name="Text_20_body">
      <style:paragraph-properties fo:margin-top="0in" fo:margin-bottom="0in" style:contextual-spacing="false"/>
      <style:text-properties officeooo:rsid="0040992e" officeooo:paragraph-rsid="007540e9"/>
    </style:style>
    <style:style style:name="P11" style:family="paragraph" style:parent-style-name="Text_20_body">
      <style:paragraph-properties fo:margin-top="0in" fo:margin-bottom="0in" style:contextual-spacing="false"/>
      <style:text-properties officeooo:rsid="0040992e" officeooo:paragraph-rsid="0097dc27"/>
    </style:style>
    <style:style style:name="P12" style:family="paragraph" style:parent-style-name="Text_20_body">
      <style:paragraph-properties fo:margin-top="0in" fo:margin-bottom="0in" style:contextual-spacing="false"/>
      <style:text-properties fo:font-style="normal" fo:font-weight="bold" officeooo:rsid="004cb938" officeooo:paragraph-rsid="006138b9" style:font-style-asian="normal" style:font-weight-asian="bold" style:font-style-complex="normal" style:font-weight-complex="bold"/>
    </style:style>
    <style:style style:name="P13" style:family="paragraph" style:parent-style-name="Text_20_body">
      <style:paragraph-properties fo:margin-top="0in" fo:margin-bottom="0in" style:contextual-spacing="false"/>
      <style:text-properties officeooo:rsid="007540e9" officeooo:paragraph-rsid="007540e9"/>
    </style:style>
    <style:style style:name="P14" style:family="paragraph" style:parent-style-name="Text_20_body">
      <style:paragraph-properties fo:margin-top="0in" fo:margin-bottom="0in" style:contextual-spacing="false"/>
      <style:text-properties fo:font-size="14pt" fo:font-style="normal" fo:font-weight="normal" officeooo:rsid="002505c6" officeooo:paragraph-rsid="006138b9" style:font-size-asian="14pt" style:font-style-asian="normal" style:font-weight-asian="normal" style:font-size-complex="14pt" style:font-style-complex="normal" style:font-weight-complex="normal"/>
    </style:style>
    <style:style style:name="P15" style:family="paragraph" style:parent-style-name="Text_20_body">
      <style:paragraph-properties fo:margin-top="0in" fo:margin-bottom="0in" style:contextual-spacing="false"/>
      <style:text-properties officeooo:rsid="00857065" officeooo:paragraph-rsid="00857065"/>
    </style:style>
    <style:style style:name="P16" style:family="paragraph" style:parent-style-name="Text_20_body">
      <style:paragraph-properties fo:margin-top="0in" fo:margin-bottom="0in" style:contextual-spacing="false"/>
      <style:text-properties style:font-name="Times" fo:font-style="italic" officeooo:rsid="00857065" officeooo:paragraph-rsid="00857065" style:font-style-asian="italic" style:font-style-complex="italic"/>
    </style:style>
    <style:style style:name="P17" style:family="paragraph" style:parent-style-name="Text_20_body">
      <style:paragraph-properties fo:margin-top="0in" fo:margin-bottom="0in" style:contextual-spacing="false"/>
      <style:text-properties style:font-name="Times" fo:font-style="italic" fo:font-weight="normal" officeooo:rsid="008d7b07" officeooo:paragraph-rsid="008d7b07" style:font-style-asian="italic" style:font-weight-asian="normal" style:font-style-complex="italic" style:font-weight-complex="normal"/>
    </style:style>
    <style:style style:name="P18" style:family="paragraph" style:parent-style-name="Text_20_body">
      <style:paragraph-properties fo:margin-top="0in" fo:margin-bottom="0in" style:contextual-spacing="false"/>
      <style:text-properties style:font-name="Times" fo:font-size="12pt" fo:font-style="italic" fo:font-weight="normal" officeooo:rsid="00706ee8" officeooo:paragraph-rsid="00706ee8" style:font-size-asian="12pt" style:font-style-asian="italic" style:font-weight-asian="normal" style:font-size-complex="12pt" style:font-style-complex="italic" style:font-weight-complex="normal"/>
    </style:style>
    <style:style style:name="P19" style:family="paragraph" style:parent-style-name="Text_20_body">
      <style:paragraph-properties fo:margin-top="0in" fo:margin-bottom="0in" style:contextual-spacing="false"/>
      <style:text-properties officeooo:rsid="008d7b07" officeooo:paragraph-rsid="008f348f"/>
    </style:style>
    <style:style style:name="P20" style:family="paragraph" style:parent-style-name="Text_20_body">
      <style:paragraph-properties fo:margin-top="0in" fo:margin-bottom="0in" style:contextual-spacing="false"/>
      <style:text-properties fo:font-style="italic" officeooo:rsid="008d7b07" officeooo:paragraph-rsid="008d7b07" style:font-style-asian="italic" style:font-style-complex="italic"/>
    </style:style>
    <style:style style:name="P21" style:family="paragraph" style:parent-style-name="Text_20_body">
      <style:paragraph-properties fo:margin-top="0in" fo:margin-bottom="0in" style:contextual-spacing="false"/>
      <style:text-properties fo:font-style="italic" officeooo:rsid="008d7b07" officeooo:paragraph-rsid="008f348f" style:font-style-asian="italic" style:font-style-complex="italic"/>
    </style:style>
    <style:style style:name="P22" style:family="paragraph" style:parent-style-name="Text_20_body">
      <style:paragraph-properties fo:margin-top="0in" fo:margin-bottom="0in" style:contextual-spacing="false"/>
      <style:text-properties fo:font-style="italic" officeooo:rsid="0040992e" officeooo:paragraph-rsid="0040992e" style:font-style-asian="italic" style:font-style-complex="italic"/>
    </style:style>
    <style:style style:name="P23" style:family="paragraph" style:parent-style-name="Text_20_body">
      <style:paragraph-properties fo:margin-top="0in" fo:margin-bottom="0in" style:contextual-spacing="false"/>
      <style:text-properties fo:font-style="italic" officeooo:rsid="008f348f" officeooo:paragraph-rsid="008f348f" style:font-style-asian="italic" style:font-style-complex="italic"/>
    </style:style>
    <style:style style:name="P24" style:family="paragraph" style:parent-style-name="Text_20_body">
      <style:paragraph-properties fo:margin-top="0in" fo:margin-bottom="0in" style:contextual-spacing="false"/>
      <style:text-properties fo:font-style="italic" officeooo:rsid="00857065" officeooo:paragraph-rsid="0090a736" style:font-style-asian="italic" style:font-style-complex="italic"/>
    </style:style>
    <style:style style:name="P25" style:family="paragraph" style:parent-style-name="Text_20_body">
      <style:paragraph-properties fo:margin-top="0in" fo:margin-bottom="0in" style:contextual-spacing="false"/>
      <style:text-properties fo:font-style="italic" officeooo:rsid="00930fcb" officeooo:paragraph-rsid="00930fcb" style:font-style-asian="italic" style:font-style-complex="italic"/>
    </style:style>
    <style:style style:name="P26" style:family="paragraph" style:parent-style-name="Text_20_body">
      <style:paragraph-properties fo:margin-top="0in" fo:margin-bottom="0in" style:contextual-spacing="false"/>
      <style:text-properties officeooo:paragraph-rsid="008f348f"/>
    </style:style>
    <style:style style:name="P27" style:family="paragraph" style:parent-style-name="Text_20_body">
      <style:paragraph-properties fo:margin-top="0in" fo:margin-bottom="0in" style:contextual-spacing="false"/>
      <style:text-properties officeooo:paragraph-rsid="007540e9"/>
    </style:style>
    <style:style style:name="P28" style:family="paragraph" style:parent-style-name="Text_20_body">
      <style:paragraph-properties fo:margin-top="0in" fo:margin-bottom="0in" style:contextual-spacing="false"/>
      <style:text-properties officeooo:rsid="00930fcb" officeooo:paragraph-rsid="00930fcb"/>
    </style:style>
    <style:style style:name="P29" style:family="paragraph" style:parent-style-name="Text_20_body">
      <style:paragraph-properties fo:margin-top="0in" fo:margin-bottom="0in" style:contextual-spacing="false"/>
      <style:text-properties fo:font-weight="bold" officeooo:rsid="008d7b07" officeooo:paragraph-rsid="008f348f" style:font-weight-asian="bold" style:font-weight-complex="bold"/>
    </style:style>
    <style:style style:name="P30" style:family="paragraph" style:parent-style-name="Text_20_body">
      <style:paragraph-properties fo:margin-top="0in" fo:margin-bottom="0in" style:contextual-spacing="false"/>
      <style:text-properties fo:font-weight="bold" officeooo:rsid="007540e9" officeooo:paragraph-rsid="007540e9" style:font-weight-asian="bold" style:font-weight-complex="bold"/>
    </style:style>
    <style:style style:name="P31" style:family="paragraph" style:parent-style-name="Text_20_body">
      <style:paragraph-properties fo:margin-top="0in" fo:margin-bottom="0in" style:contextual-spacing="false"/>
      <style:text-properties fo:font-weight="bold" officeooo:rsid="00930fcb" officeooo:paragraph-rsid="00930fcb" style:font-weight-asian="bold" style:font-weight-complex="bold"/>
    </style:style>
    <style:style style:name="P32" style:family="paragraph" style:parent-style-name="Text_20_body">
      <style:paragraph-properties fo:margin-top="0in" fo:margin-bottom="0in" style:contextual-spacing="false"/>
      <style:text-properties fo:font-weight="bold" officeooo:rsid="00857065" officeooo:paragraph-rsid="00857065" style:font-weight-asian="bold" style:font-weight-complex="bold"/>
    </style:style>
    <style:style style:name="P33" style:family="paragraph" style:parent-style-name="Text_20_body">
      <style:paragraph-properties fo:margin-top="0in" fo:margin-bottom="0in" style:contextual-spacing="false"/>
      <style:text-properties fo:font-weight="bold" officeooo:rsid="0040992e" officeooo:paragraph-rsid="0040992e" style:font-weight-asian="bold" style:font-weight-complex="bold"/>
    </style:style>
    <style:style style:name="P34" style:family="paragraph" style:parent-style-name="Text_20_body">
      <style:paragraph-properties fo:margin-top="0in" fo:margin-bottom="0in" style:contextual-spacing="false"/>
      <style:text-properties officeooo:rsid="0097dc27" officeooo:paragraph-rsid="0097dc27"/>
    </style:style>
    <style:style style:name="P35" style:family="paragraph" style:parent-style-name="Text_20_body">
      <style:paragraph-properties fo:margin-top="0in" fo:margin-bottom="0in" style:contextual-spacing="false"/>
      <style:text-properties officeooo:rsid="009a361c" officeooo:paragraph-rsid="009a361c"/>
    </style:style>
    <style:style style:name="P36" style:family="paragraph" style:parent-style-name="Text_20_body">
      <style:paragraph-properties fo:margin-top="0in" fo:margin-bottom="0in" style:contextual-spacing="false"/>
      <style:text-properties officeooo:paragraph-rsid="00857065"/>
    </style:style>
    <style:style style:name="P37" style:family="paragraph" style:parent-style-name="Text_20_body">
      <style:paragraph-properties fo:margin-top="0in" fo:margin-bottom="0in" style:contextual-spacing="false" fo:padding="0in" fo:border="none"/>
    </style:style>
    <style:style style:name="P38" style:family="paragraph" style:parent-style-name="Heading_20_2">
      <style:paragraph-properties fo:margin-top="0in" fo:margin-bottom="0in" style:contextual-spacing="false" fo:break-before="page"/>
      <style:text-properties fo:font-style="normal" fo:font-weight="normal" officeooo:rsid="004cb938" officeooo:paragraph-rsid="006138b9" style:font-style-asian="normal" style:font-weight-asian="normal" style:font-style-complex="normal" style:font-weight-complex="normal"/>
    </style:style>
    <style:style style:name="P39" style:family="paragraph" style:parent-style-name="Text_20_body">
      <style:paragraph-properties fo:margin-top="0in" fo:margin-bottom="0in" style:contextual-spacing="false" fo:break-before="page"/>
      <style:text-properties fo:font-weight="bold" officeooo:rsid="0040992e" officeooo:paragraph-rsid="0040992e" style:font-weight-asian="bold" style:font-weight-complex="bold"/>
    </style:style>
    <style:style style:name="P40" style:family="paragraph" style:parent-style-name="HANGING_5f_INDENT">
      <style:text-properties officeooo:paragraph-rsid="000c5526"/>
    </style:style>
    <style:style style:name="P41" style:family="paragraph" style:parent-style-name="HANGING_5f_INDENT">
      <style:text-properties officeooo:rsid="001d15af" officeooo:paragraph-rsid="00222967"/>
    </style:style>
    <style:style style:name="P42" style:family="paragraph" style:parent-style-name="HANGING_5f_INDENT">
      <style:text-properties officeooo:rsid="001d15af" officeooo:paragraph-rsid="00388dc8"/>
    </style:style>
    <style:style style:name="P43" style:family="paragraph" style:parent-style-name="HANGING_5f_INDENT">
      <style:text-properties officeooo:rsid="001d15af" officeooo:paragraph-rsid="005feadc"/>
    </style:style>
    <style:style style:name="P44" style:family="paragraph" style:parent-style-name="HANGING_5f_INDENT">
      <style:text-properties officeooo:rsid="001d15af" officeooo:paragraph-rsid="002d079f"/>
    </style:style>
    <style:style style:name="P45" style:family="paragraph" style:parent-style-name="HANGING_5f_INDENT">
      <style:text-properties officeooo:rsid="001d15af" officeooo:paragraph-rsid="006138b9"/>
    </style:style>
    <style:style style:name="P46" style:family="paragraph" style:parent-style-name="HANGING_5f_INDENT">
      <style:text-properties officeooo:rsid="001d15af" officeooo:paragraph-rsid="006e8bb5"/>
    </style:style>
    <style:style style:name="P47" style:family="paragraph" style:parent-style-name="HANGING_5f_INDENT">
      <style:text-properties officeooo:paragraph-rsid="006e8bb5"/>
    </style:style>
    <style:style style:name="P48" style:family="paragraph" style:parent-style-name="HANGING_5f_INDENT">
      <style:text-properties officeooo:rsid="00107e30" officeooo:paragraph-rsid="006e8bb5"/>
    </style:style>
    <style:style style:name="P49" style:family="paragraph" style:parent-style-name="Heading_20_2">
      <style:text-properties officeooo:paragraph-rsid="00334696"/>
    </style:style>
    <style:style style:name="P50" style:family="paragraph" style:parent-style-name="Heading_20_2">
      <style:text-properties fo:font-size="16pt" officeooo:paragraph-rsid="00388d52" style:font-size-asian="16pt" style:font-size-complex="16pt"/>
    </style:style>
    <style:style style:name="P51" style:family="paragraph" style:parent-style-name="Heading_20_2">
      <style:text-properties fo:font-size="16pt" officeooo:rsid="00388d52" officeooo:paragraph-rsid="00388dc8" style:font-size-asian="16pt" style:font-size-complex="16pt"/>
    </style:style>
    <style:style style:name="P52" style:family="paragraph" style:parent-style-name="Heading_20_2">
      <style:text-properties officeooo:rsid="0064b015" officeooo:paragraph-rsid="0064b015"/>
    </style:style>
    <style:style style:name="P53" style:family="paragraph" style:parent-style-name="Heading_20_2">
      <style:text-properties officeooo:rsid="003e7471" officeooo:paragraph-rsid="003e7471"/>
    </style:style>
    <style:style style:name="P54" style:family="paragraph" style:parent-style-name="Heading_20_2">
      <style:text-properties officeooo:rsid="0040992e" officeooo:paragraph-rsid="0040992e"/>
    </style:style>
    <style:style style:name="P55" style:family="paragraph" style:parent-style-name="Heading_20_2">
      <style:text-properties officeooo:paragraph-rsid="00a84353"/>
    </style:style>
    <style:style style:name="P56" style:family="paragraph" style:parent-style-name="HANGING_5f_INDENT_5f_SS">
      <style:text-properties officeooo:rsid="000f3cb7" officeooo:paragraph-rsid="000f3cb7"/>
    </style:style>
    <style:style style:name="P57" style:family="paragraph" style:parent-style-name="HANGING_5f_INDENT_5f_SS">
      <style:text-properties officeooo:rsid="001c5690" officeooo:paragraph-rsid="001c5690"/>
    </style:style>
    <style:style style:name="P58" style:family="paragraph" style:parent-style-name="HANGING_5f_INDENT_5f_SS">
      <style:text-properties officeooo:rsid="003e7471" officeooo:paragraph-rsid="003e7471"/>
    </style:style>
    <style:style style:name="P59" style:family="paragraph" style:parent-style-name="HANGING_5f_INDENT_5f_SS">
      <style:text-properties officeooo:rsid="003e7471" officeooo:paragraph-rsid="007c71f3"/>
    </style:style>
    <style:style style:name="P60" style:family="paragraph" style:parent-style-name="HANGING_5f_INDENT_5f_SS">
      <style:text-properties officeooo:rsid="0071cf00" officeooo:paragraph-rsid="0071cf00"/>
    </style:style>
    <style:style style:name="P61" style:family="paragraph" style:parent-style-name="HANGING_5f_INDENT_5f_SS">
      <style:text-properties officeooo:paragraph-rsid="00945f50"/>
    </style:style>
    <style:style style:name="P62" style:family="paragraph" style:parent-style-name="HANGING_5f_INDENT_5f_SS">
      <style:text-properties officeooo:paragraph-rsid="009dce92"/>
    </style:style>
    <style:style style:name="P63" style:family="paragraph" style:parent-style-name="HANGING_5f_INDENT_5f_SS">
      <style:text-properties officeooo:paragraph-rsid="00a53d7c"/>
    </style:style>
    <style:style style:name="P64" style:family="paragraph" style:parent-style-name="HEADING_5f_STANDALONE">
      <style:text-properties officeooo:rsid="001e6bf9" officeooo:paragraph-rsid="001e6bf9"/>
    </style:style>
    <style:style style:name="P65" style:family="paragraph" style:parent-style-name="HEADING_5f_STANDALONE">
      <style:text-properties officeooo:rsid="009b5871" officeooo:paragraph-rsid="009b5871"/>
    </style:style>
    <style:style style:name="P66" style:family="paragraph" style:parent-style-name="HEADING_5f_STANDALONE">
      <style:text-properties officeooo:paragraph-rsid="00a84353"/>
    </style:style>
    <style:style style:name="P67" style:family="paragraph" style:parent-style-name="HEADING_5f_STANDALONE">
      <style:text-properties fo:font-style="normal" fo:font-weight="bold" officeooo:rsid="00a84353" officeooo:paragraph-rsid="00a84353" style:font-style-asian="italic" style:font-weight-asian="bold" style:font-style-complex="italic" style:font-weight-complex="bold"/>
    </style:style>
    <style:style style:name="P68" style:family="paragraph" style:parent-style-name="Text_20_body">
      <style:text-properties officeooo:rsid="003e7471" officeooo:paragraph-rsid="003e7471"/>
    </style:style>
    <style:style style:name="P69" style:family="paragraph" style:parent-style-name="Text_20_body">
      <style:text-properties style:font-name="Times" fo:font-style="italic" officeooo:rsid="003e7471" officeooo:paragraph-rsid="003e7471" style:font-style-asian="italic" style:font-style-complex="italic"/>
    </style:style>
    <style:style style:name="P70" style:family="paragraph" style:parent-style-name="Text_20_body">
      <style:text-properties style:font-name="Times" fo:font-size="12pt" fo:font-style="italic" officeooo:rsid="00388dc8" officeooo:paragraph-rsid="00388dc8" style:font-size-asian="12pt" style:font-style-asian="italic" style:font-size-complex="12pt" style:font-style-complex="italic"/>
    </style:style>
    <style:style style:name="P71" style:family="paragraph" style:parent-style-name="Text_20_body">
      <style:text-properties officeooo:paragraph-rsid="00a84353"/>
    </style:style>
    <style:style style:name="P72" style:family="paragraph" style:parent-style-name="Text_20_body">
      <style:paragraph-properties fo:margin-left="0.4925in" fo:margin-right="0in" fo:margin-top="0in" fo:margin-bottom="0in" style:contextual-spacing="false" fo:text-indent="0in" style:auto-text-indent="false"/>
      <style:text-properties officeooo:rsid="0040992e" officeooo:paragraph-rsid="0040992e"/>
    </style:style>
    <style:style style:name="P73" style:family="paragraph" style:parent-style-name="Text_20_body">
      <style:paragraph-properties fo:margin-left="0.4925in" fo:margin-right="0in" fo:margin-top="0in" fo:margin-bottom="0in" style:contextual-spacing="false" fo:text-indent="0in" style:auto-text-indent="false"/>
      <style:text-properties officeooo:rsid="0040992e" officeooo:paragraph-rsid="00437f28"/>
    </style:style>
    <style:style style:name="P74" style:family="paragraph" style:parent-style-name="Text_20_body">
      <style:paragraph-properties fo:margin-left="0.4925in" fo:margin-right="0in" fo:margin-top="0in" fo:margin-bottom="0in" style:contextual-spacing="false" fo:text-indent="0in" style:auto-text-indent="false"/>
      <style:text-properties officeooo:rsid="008d7b07" officeooo:paragraph-rsid="008f348f"/>
    </style:style>
    <style:style style:name="P75" style:family="paragraph" style:parent-style-name="Heading_20_2">
      <style:paragraph-properties fo:break-before="page"/>
    </style:style>
    <style:style style:name="P76" style:family="paragraph" style:parent-style-name="Text_20_body">
      <style:paragraph-properties fo:margin-left="0.052in" fo:margin-right="0.052in" fo:margin-top="0in" fo:margin-bottom="0.0598in" style:contextual-spacing="false" fo:text-align="center" style:justify-single-word="false" fo:text-indent="0in" style:auto-text-indent="false" fo:padding="0in" fo:border="none"/>
      <style:text-properties officeooo:paragraph-rsid="0078ef6d"/>
    </style:style>
    <style:style style:name="P77" style:family="paragraph" style:parent-style-name="Text_20_body">
      <style:paragraph-properties fo:margin-left="0.052in" fo:margin-right="0.052in" fo:margin-top="0.05in" fo:margin-bottom="0.0201in" style:contextual-spacing="false" fo:text-align="center" style:justify-single-word="false" fo:text-indent="0in" style:auto-text-indent="false" fo:padding="0in" fo:border="none"/>
      <style:text-properties style:font-name="Times1" fo:font-size="17pt" fo:font-style="italic" officeooo:paragraph-rsid="001addc9"/>
    </style:style>
    <style:style style:name="P78" style:family="paragraph" style:parent-style-name="Heading_20_2">
      <style:text-properties fo:font-variant="small-caps" fo:color="#800000" loext:opacity="100%" style:font-name="Palatino" fo:font-size="18pt" fo:font-weight="normal" officeooo:rsid="00a84353" officeooo:paragraph-rsid="00a84353" style:font-name-asian="DejaVu Sans" style:font-size-asian="18pt" style:font-weight-asian="bold" style:font-name-complex="Lohit Hindi" style:font-size-complex="18pt" style:font-weight-complex="bold"/>
    </style:style>
    <style:style style:name="P79" style:family="paragraph" style:parent-style-name="Heading_20_2">
      <style:text-properties officeooo:paragraph-rsid="009ceee3"/>
    </style:style>
    <style:style style:name="P80" style:family="paragraph" style:parent-style-name="HEADING_5f_STANDALONE">
      <style:text-properties officeooo:rsid="009b5871" officeooo:paragraph-rsid="009b5871"/>
    </style:style>
    <style:style style:name="P81" style:family="paragraph" style:parent-style-name="HEADING_5f_STANDALONE">
      <style:text-properties officeooo:paragraph-rsid="00b31769"/>
    </style:style>
    <style:style style:name="P82" style:family="paragraph" style:parent-style-name="HEADING_5f_STANDALONE">
      <style:paragraph-properties fo:orphans="4" fo:widows="4"/>
      <style:text-properties officeooo:paragraph-rsid="0064b015"/>
    </style:style>
    <style:style style:name="P83" style:family="paragraph" style:parent-style-name="Text_20_body" style:master-page-name="HTML">
      <style:paragraph-properties fo:margin-left="2.0835in" fo:margin-right="2.0835in" fo:margin-top="0.1902in" fo:margin-bottom="0in" style:contextual-spacing="false" fo:text-align="center" style:justify-single-word="false" fo:text-indent="0in" style:auto-text-indent="false" style:page-number="auto" fo:padding-left="0in" fo:padding-right="0in" fo:padding-top="0.0193in" fo:padding-bottom="0.0193in" fo:border-left="none" fo:border-right="none" fo:border-top="0.06pt solid #000000" fo:border-bottom="0.06pt solid #000000"/>
      <style:text-properties fo:font-variant="small-caps" fo:color="#800000" loext:opacity="100%" style:font-name="Palatino1" fo:font-size="28pt" fo:font-weight="100" officeooo:paragraph-rsid="001addc9" style:font-size-asian="28pt" style:font-size-complex="28pt"/>
    </style:style>
    <style:style style:name="P84" style:family="paragraph" style:parent-style-name="Text_20_body">
      <style:paragraph-properties fo:margin-top="0in" fo:margin-bottom="0in" style:contextual-spacing="false" fo:padding="0in" fo:border="none"/>
    </style:style>
    <style:style style:name="P85" style:family="paragraph" style:parent-style-name="Text_20_body" style:list-style-name="BULLET_5f_LIST">
      <style:paragraph-properties fo:margin-top="0in" fo:margin-bottom="0in" style:contextual-spacing="false" fo:padding="0in" fo:border="none"/>
    </style:style>
    <style:style style:name="P86" style:family="paragraph" style:parent-style-name="Text_20_body" style:list-style-name="BULLET_5f_LIST">
      <style:paragraph-properties fo:margin-top="0in" fo:margin-bottom="0in" style:contextual-spacing="false" fo:padding="0in" fo:border="none"/>
      <style:text-properties officeooo:paragraph-rsid="009c7785"/>
    </style:style>
    <style:style style:name="P87" style:family="paragraph" style:parent-style-name="Text_20_body" style:list-style-name="BULLET_5f_LIST">
      <style:paragraph-properties fo:margin-top="0in" fo:margin-bottom="0in" style:contextual-spacing="false" fo:padding="0in" fo:border="none"/>
      <style:text-properties officeooo:paragraph-rsid="009b5871"/>
    </style:style>
    <style:style style:name="P88" style:family="paragraph" style:parent-style-name="Text_20_body" style:list-style-name="BULLET_5f_LIST">
      <style:paragraph-properties fo:margin-top="0in" fo:margin-bottom="0in" style:contextual-spacing="false" fo:padding="0in" fo:border="none"/>
      <style:text-properties officeooo:paragraph-rsid="009b973c"/>
    </style:style>
    <style:style style:name="P89" style:family="paragraph" style:parent-style-name="Text_20_body" style:list-style-name="BULLET_5f_LIST">
      <style:paragraph-properties fo:margin-top="0in" fo:margin-bottom="0in" style:contextual-spacing="false" fo:padding="0in" fo:border="none"/>
      <style:text-properties officeooo:paragraph-rsid="0064b015"/>
    </style:style>
    <style:style style:name="P90" style:family="paragraph" style:parent-style-name="Text_20_body" style:list-style-name="BULLET_5f_LIST">
      <style:paragraph-properties fo:margin-top="0in" fo:margin-bottom="0in" style:contextual-spacing="false" fo:padding="0in" fo:border="none"/>
      <style:text-properties officeooo:paragraph-rsid="00b5ee45"/>
    </style:style>
    <style:style style:name="P91" style:family="paragraph" style:parent-style-name="Text_20_body" style:list-style-name="BULLET_5f_LIST">
      <style:paragraph-properties fo:margin-top="0in" fo:margin-bottom="0in" style:contextual-spacing="false" fo:padding="0in" fo:border="none"/>
      <style:text-properties officeooo:rsid="009c7785" officeooo:paragraph-rsid="009c7785"/>
    </style:style>
    <style:style style:name="P92" style:family="paragraph" style:parent-style-name="Text_20_body" style:list-style-name="BULLET_5f_LIST">
      <style:paragraph-properties fo:margin-top="0in" fo:margin-bottom="0in" style:contextual-spacing="false" fo:padding="0in" fo:border="none"/>
      <style:text-properties officeooo:rsid="002c9816" officeooo:paragraph-rsid="009b5871"/>
    </style:style>
    <style:style style:name="P93" style:family="paragraph" style:parent-style-name="Text_20_body" style:list-style-name="BULLET_5f_LIST">
      <style:paragraph-properties fo:margin-top="0in" fo:margin-bottom="0in" style:contextual-spacing="false" fo:padding="0in" fo:border="none"/>
      <style:text-properties officeooo:rsid="002c9816" officeooo:paragraph-rsid="002c9816"/>
    </style:style>
    <style:style style:name="P94" style:family="paragraph" style:parent-style-name="Text_20_body" style:list-style-name="BULLET_5f_LIST">
      <style:paragraph-properties fo:margin-top="0in" fo:margin-bottom="0in" style:contextual-spacing="false" fo:padding="0in" fo:border="none"/>
      <style:text-properties officeooo:rsid="003cc301" officeooo:paragraph-rsid="003cc301"/>
    </style:style>
    <style:style style:name="P95" style:family="paragraph" style:parent-style-name="Text_20_body" style:list-style-name="BULLET_5f_LIST">
      <style:paragraph-properties fo:margin-top="0in" fo:margin-bottom="0in" style:contextual-spacing="false" fo:padding="0in" fo:border="none"/>
      <style:text-properties officeooo:rsid="0020b31e" officeooo:paragraph-rsid="0020b31e"/>
    </style:style>
    <style:style style:name="P96" style:family="paragraph" style:parent-style-name="Text_20_body" style:list-style-name="BULLET_5f_LIST">
      <style:paragraph-properties fo:margin-top="0in" fo:margin-bottom="0in" style:contextual-spacing="false" fo:padding="0in" fo:border="none"/>
      <style:text-properties officeooo:rsid="0020b31e" officeooo:paragraph-rsid="001e6bf9"/>
    </style:style>
    <style:style style:name="P97" style:family="paragraph" style:parent-style-name="Text_20_body" style:list-style-name="BULLET_5f_LIST">
      <style:paragraph-properties fo:margin-top="0in" fo:margin-bottom="0in" style:contextual-spacing="false" fo:padding="0in" fo:border="none"/>
      <style:text-properties officeooo:rsid="001ec0c2" officeooo:paragraph-rsid="008a5b9b"/>
    </style:style>
    <style:style style:name="P98" style:family="paragraph" style:parent-style-name="Text_20_body" style:list-style-name="BULLET_5f_LIST">
      <style:paragraph-properties fo:margin-top="0in" fo:margin-bottom="0in" style:contextual-spacing="false" fo:padding="0in" fo:border="none"/>
      <style:text-properties officeooo:rsid="001e6bf9" officeooo:paragraph-rsid="001e6bf9"/>
    </style:style>
    <style:style style:name="P99" style:family="paragraph" style:parent-style-name="Text_20_body" style:list-style-name="BULLET_5f_LIST">
      <style:paragraph-properties fo:margin-top="0in" fo:margin-bottom="0in" style:contextual-spacing="false" fo:padding="0in" fo:border="none"/>
      <style:text-properties officeooo:rsid="006924ab" officeooo:paragraph-rsid="006924ab"/>
    </style:style>
    <style:style style:name="P100" style:family="paragraph" style:parent-style-name="Text_20_body" style:list-style-name="L1">
      <style:paragraph-properties fo:margin-top="0in" fo:margin-bottom="0in" style:contextual-spacing="false" fo:padding="0in" fo:border="none"/>
      <style:text-properties officeooo:rsid="00322561" officeooo:paragraph-rsid="005555a5"/>
    </style:style>
    <style:style style:name="P101" style:family="paragraph" style:parent-style-name="Text_20_body" style:list-style-name="L1">
      <style:paragraph-properties fo:margin-top="0in" fo:margin-bottom="0in" style:contextual-spacing="false" fo:padding="0in" fo:border="none"/>
      <style:text-properties officeooo:rsid="00a84353" officeooo:paragraph-rsid="00a84353"/>
    </style:style>
    <style:style style:name="P102" style:family="paragraph" style:parent-style-name="Text_20_body" style:list-style-name="L1">
      <style:paragraph-properties fo:margin-top="0in" fo:margin-bottom="0in" style:contextual-spacing="false" fo:padding="0in" fo:border="none"/>
      <style:text-properties officeooo:rsid="006c1f9d" officeooo:paragraph-rsid="006c1f9d"/>
    </style:style>
    <style:style style:name="P103" style:family="paragraph" style:parent-style-name="Text_20_body" style:list-style-name="L1">
      <style:paragraph-properties fo:margin-top="0in" fo:margin-bottom="0in" style:contextual-spacing="false" fo:padding="0in" fo:border="none"/>
      <style:text-properties officeooo:paragraph-rsid="00a84353"/>
    </style:style>
    <style:style style:name="P104" style:family="paragraph" style:parent-style-name="Text_20_body" style:list-style-name="L1">
      <style:paragraph-properties fo:margin-top="0in" fo:margin-bottom="0in" style:contextual-spacing="false" fo:padding="0in" fo:border="none"/>
      <style:text-properties officeooo:paragraph-rsid="005555a5"/>
    </style:style>
    <style:style style:name="P105" style:family="paragraph" style:parent-style-name="Text_20_body" style:list-style-name="BULLET_5f_LIST">
      <style:paragraph-properties fo:margin-top="0in" fo:margin-bottom="0in" style:contextual-spacing="false" fo:padding="0in" fo:border="none"/>
      <style:text-properties officeooo:rsid="00b5ee45" officeooo:paragraph-rsid="00b5ee45"/>
    </style:style>
    <style:style style:name="P106" style:family="paragraph" style:parent-style-name="Text_20_body" style:list-style-name="L2">
      <style:paragraph-properties fo:margin-top="0in" fo:margin-bottom="0in" style:contextual-spacing="false"/>
      <style:text-properties fo:font-style="normal" fo:font-weight="normal" officeooo:rsid="00463b60" officeooo:paragraph-rsid="005555a5" style:font-style-asian="normal" style:font-weight-asian="normal" style:font-style-complex="normal" style:font-weight-complex="normal"/>
    </style:style>
    <style:style style:name="P107" style:family="paragraph" style:parent-style-name="Text_20_body" style:list-style-name="L2">
      <style:paragraph-properties fo:margin-top="0in" fo:margin-bottom="0in" style:contextual-spacing="false"/>
      <style:text-properties fo:font-style="normal" fo:font-weight="normal" officeooo:rsid="004cb938" officeooo:paragraph-rsid="005555a5" style:font-style-asian="normal" style:font-weight-asian="normal" style:font-style-complex="normal" style:font-weight-complex="normal"/>
    </style:style>
    <style:style style:name="P108" style:family="paragraph" style:parent-style-name="Text_20_body" style:list-style-name="L2">
      <style:paragraph-properties fo:margin-top="0in" fo:margin-bottom="0in" style:contextual-spacing="false"/>
      <style:text-properties officeooo:rsid="00463b60" officeooo:paragraph-rsid="005555a5"/>
    </style:style>
    <style:style style:name="P109" style:family="paragraph" style:parent-style-name="Text_20_body">
      <style:paragraph-properties fo:margin-top="0in" fo:margin-bottom="0in" style:contextual-spacing="false"/>
      <style:text-properties fo:color="#000000" loext:opacity="100%" style:font-name="Arial1" fo:font-size="12pt" fo:font-weight="bold" officeooo:rsid="009f8834" officeooo:paragraph-rsid="009f8834" style:font-name-asian="Helvetica" style:font-size-asian="10.8000001907349pt" style:font-weight-asian="bold" style:font-name-complex="Helvetica" style:font-size-complex="10.8000001907349pt" style:font-weight-complex="bold"/>
    </style:style>
    <style:style style:name="P110" style:family="paragraph" style:parent-style-name="Text_20_body">
      <style:paragraph-properties fo:margin-top="0in" fo:margin-bottom="0in" style:contextual-spacing="false"/>
      <style:text-properties fo:color="#000000" loext:opacity="100%" style:font-name="Arial1" fo:font-size="12pt" officeooo:rsid="00a44d41" officeooo:paragraph-rsid="00a44d41" style:font-name-asian="Helvetica" style:font-size-asian="10.8000001907349pt" style:font-name-complex="Helvetica" style:font-size-complex="10.8000001907349pt"/>
    </style:style>
    <style:style style:name="P111" style:family="paragraph" style:parent-style-name="Text_20_body">
      <style:paragraph-properties fo:margin-top="0in" fo:margin-bottom="0in" style:contextual-spacing="false"/>
      <style:text-properties fo:color="#000000" loext:opacity="100%" style:font-name="Arial1" fo:font-size="12pt" officeooo:rsid="009f8834" officeooo:paragraph-rsid="009f8834" style:font-name-asian="Helvetica" style:font-size-asian="10.8000001907349pt" style:font-name-complex="Helvetica" style:font-size-complex="10.8000001907349pt"/>
    </style:style>
    <style:style style:name="P112" style:family="paragraph" style:parent-style-name="Text_20_body">
      <style:paragraph-properties fo:margin-top="0in" fo:margin-bottom="0in" style:contextual-spacing="false"/>
      <style:text-properties fo:font-weight="bold" officeooo:rsid="00802170" officeooo:paragraph-rsid="0081f17a" style:font-weight-asian="bold" style:font-weight-complex="bold"/>
    </style:style>
    <style:style style:name="P113" style:family="paragraph" style:parent-style-name="Text_20_body">
      <style:paragraph-properties fo:margin-left="0in" fo:margin-right="0.4165in" fo:margin-top="0in" fo:margin-bottom="0in" style:contextual-spacing="false" fo:text-indent="0in" style:auto-text-indent="false"/>
      <style:text-properties officeooo:paragraph-rsid="00b31769"/>
    </style:style>
    <style:style style:name="T1" style:family="text">
      <style:text-properties fo:font-style="italic" style:font-style-asian="italic" style:font-style-complex="italic"/>
    </style:style>
    <style:style style:name="T2" style:family="text">
      <style:text-properties fo:font-style="italic" officeooo:rsid="0018e30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9e327" style:font-style-asian="italic" style:font-weight-asian="normal" style:font-style-complex="italic" style:font-weight-complex="normal"/>
    </style:style>
    <style:style style:name="T5" style:family="text">
      <style:text-properties fo:font-style="italic" fo:font-weight="normal" officeooo:rsid="000ad42b" style:font-style-asian="italic" style:font-weight-asian="normal" style:font-style-complex="italic" style:font-weight-complex="normal"/>
    </style:style>
    <style:style style:name="T6" style:family="text">
      <style:text-properties fo:font-style="italic" fo:font-weight="normal" officeooo:rsid="000c5526" style:font-style-asian="italic" style:font-weight-asian="normal" style:font-style-complex="italic" style:font-weight-complex="normal"/>
    </style:style>
    <style:style style:name="T7" style:family="text">
      <style:text-properties fo:font-style="italic" fo:font-weight="normal" officeooo:rsid="00162321" style:font-style-asian="italic" style:font-weight-asian="normal" style:font-style-complex="italic" style:font-weight-complex="normal"/>
    </style:style>
    <style:style style:name="T8" style:family="text">
      <style:text-properties fo:font-style="italic" fo:font-weight="normal" officeooo:rsid="00176c46" style:font-style-asian="italic" style:font-weight-asian="normal" style:font-style-complex="italic" style:font-weight-complex="normal"/>
    </style:style>
    <style:style style:name="T9" style:family="text">
      <style:text-properties fo:font-style="italic" fo:font-weight="normal" officeooo:rsid="0017d3fe" style:font-style-asian="italic" style:font-weight-asian="normal" style:font-style-complex="italic" style:font-weight-complex="normal"/>
    </style:style>
    <style:style style:name="T10" style:family="text">
      <style:text-properties fo:font-style="italic" fo:font-weight="normal" officeooo:rsid="00222967" style:font-style-asian="italic" style:font-weight-asian="normal" style:font-style-complex="italic" style:font-weight-complex="normal"/>
    </style:style>
    <style:style style:name="T11" style:family="text">
      <style:text-properties fo:font-style="italic" fo:font-weight="normal" officeooo:rsid="002257d3" style:font-style-asian="italic" style:font-weight-asian="normal" style:font-style-complex="italic" style:font-weight-complex="normal"/>
    </style:style>
    <style:style style:name="T12" style:family="text">
      <style:text-properties fo:font-style="italic" fo:font-weight="normal" officeooo:rsid="002d079f" style:font-style-asian="italic" style:font-weight-asian="normal" style:font-style-complex="italic" style:font-weight-complex="normal"/>
    </style:style>
    <style:style style:name="T13" style:family="text">
      <style:text-properties fo:font-style="italic" fo:font-weight="normal" officeooo:rsid="000aea5c" style:font-style-asian="italic" style:font-weight-asian="normal" style:font-style-complex="italic" style:font-weight-complex="normal"/>
    </style:style>
    <style:style style:name="T14" style:family="text">
      <style:text-properties fo:font-style="italic" fo:font-weight="normal" officeooo:rsid="001121af" style:font-style-asian="italic" style:font-weight-asian="normal" style:font-style-complex="italic" style:font-weight-complex="normal"/>
    </style:style>
    <style:style style:name="T15" style:family="text">
      <style:text-properties fo:font-style="italic" fo:font-weight="normal" officeooo:rsid="005feadc" style:font-style-asian="italic" style:font-weight-asian="normal" style:font-style-complex="italic" style:font-weight-complex="normal"/>
    </style:style>
    <style:style style:name="T16" style:family="text">
      <style:text-properties fo:font-style="italic" fo:font-weight="normal" officeooo:rsid="006138b9"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09e327" style:font-weight-asian="bold" style:font-weight-complex="bold"/>
    </style:style>
    <style:style style:name="T20" style:family="text">
      <style:text-properties fo:font-weight="bold" officeooo:rsid="00091133" style:font-weight-asian="bold" style:font-weight-complex="bold"/>
    </style:style>
    <style:style style:name="T21" style:family="text">
      <style:text-properties fo:font-weight="bold" officeooo:rsid="000ad42b" style:font-weight-asian="bold" style:font-weight-complex="bold"/>
    </style:style>
    <style:style style:name="T22" style:family="text">
      <style:text-properties fo:font-weight="bold" officeooo:rsid="000aea5c" style:font-weight-asian="bold" style:font-weight-complex="bold"/>
    </style:style>
    <style:style style:name="T23" style:family="text">
      <style:text-properties fo:font-weight="bold" officeooo:rsid="000c5526" style:font-weight-asian="bold" style:font-weight-complex="bold"/>
    </style:style>
    <style:style style:name="T24" style:family="text">
      <style:text-properties fo:font-weight="bold" officeooo:rsid="0024c540" style:font-weight-asian="bold" style:font-weight-complex="bold"/>
    </style:style>
    <style:style style:name="T25" style:family="text">
      <style:text-properties fo:font-weight="bold" officeooo:rsid="0018e308" style:font-weight-asian="bold" style:font-weight-complex="bold"/>
    </style:style>
    <style:style style:name="T26" style:family="text">
      <style:text-properties fo:font-weight="bold" officeooo:rsid="00945f50" style:font-weight-asian="bold" style:font-weight-complex="bold"/>
    </style:style>
    <style:style style:name="T27" style:family="text">
      <style:text-properties fo:font-weight="bold" officeooo:rsid="009dce92" style:font-weight-asian="bold" style:font-weight-complex="bold"/>
    </style:style>
    <style:style style:name="T28" style:family="text">
      <style:text-properties fo:font-weight="bold"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09e327" style:font-weight-asian="normal" style:font-weight-complex="normal"/>
    </style:style>
    <style:style style:name="T31" style:family="text">
      <style:text-properties fo:font-weight="normal" officeooo:rsid="00091133" style:font-weight-asian="normal" style:font-weight-complex="normal"/>
    </style:style>
    <style:style style:name="T32" style:family="text">
      <style:text-properties fo:font-weight="normal" officeooo:rsid="000ad42b" style:font-weight-asian="normal" style:font-weight-complex="normal"/>
    </style:style>
    <style:style style:name="T33" style:family="text">
      <style:text-properties fo:font-weight="normal" officeooo:rsid="000c5526" style:font-weight-asian="normal" style:font-weight-complex="normal"/>
    </style:style>
    <style:style style:name="T34" style:family="text">
      <style:text-properties fo:font-weight="normal" officeooo:rsid="000f3cb7" style:font-weight-asian="normal" style:font-weight-complex="normal"/>
    </style:style>
    <style:style style:name="T35" style:family="text">
      <style:text-properties fo:font-weight="normal" officeooo:rsid="001c5690" style:font-weight-asian="normal" style:font-weight-complex="normal"/>
    </style:style>
    <style:style style:name="T36" style:family="text">
      <style:text-properties fo:font-weight="normal" officeooo:rsid="0024c540" style:font-weight-asian="normal" style:font-weight-complex="normal"/>
    </style:style>
    <style:style style:name="T37" style:family="text">
      <style:text-properties fo:font-weight="normal" officeooo:rsid="002628f0" style:font-weight-asian="normal" style:font-weight-complex="normal"/>
    </style:style>
    <style:style style:name="T38" style:family="text">
      <style:text-properties fo:font-weight="normal" officeooo:rsid="002f4536" style:font-weight-asian="normal" style:font-weight-complex="normal"/>
    </style:style>
    <style:style style:name="T39" style:family="text">
      <style:text-properties fo:font-weight="normal" officeooo:rsid="007328bd" style:font-weight-asian="normal" style:font-weight-complex="normal"/>
    </style:style>
    <style:style style:name="T40" style:family="text">
      <style:text-properties fo:font-weight="normal" officeooo:rsid="00945f50" style:font-weight-asian="normal" style:font-weight-complex="normal"/>
    </style:style>
    <style:style style:name="T41" style:family="text">
      <style:text-properties fo:font-weight="normal" officeooo:rsid="009dce92" style:font-weight-asian="normal" style:font-weight-complex="normal"/>
    </style:style>
    <style:style style:name="T42" style:family="text">
      <style:text-properties fo:font-weight="normal" officeooo:rsid="009df027" style:font-weight-asian="normal" style:font-weight-complex="normal"/>
    </style:style>
    <style:style style:name="T43" style:family="text">
      <style:text-properties fo:font-weight="normal" officeooo:rsid="00b01623"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09e327" style:font-style-asian="normal" style:font-weight-asian="bold" style:font-style-complex="normal" style:font-weight-complex="bold"/>
    </style:style>
    <style:style style:name="T48" style:family="text">
      <style:text-properties fo:font-style="normal" fo:font-weight="bold" officeooo:rsid="000ad42b" style:font-style-asian="normal" style:font-weight-asian="bold" style:font-style-complex="normal" style:font-weight-complex="bold"/>
    </style:style>
    <style:style style:name="T49" style:family="text">
      <style:text-properties fo:font-style="normal" fo:font-weight="bold" officeooo:rsid="00116b05" style:font-style-asian="normal" style:font-weight-asian="bold" style:font-style-complex="normal" style:font-weight-complex="bold"/>
    </style:style>
    <style:style style:name="T50" style:family="text">
      <style:text-properties fo:font-style="normal" fo:font-weight="bold" officeooo:rsid="00162321" style:font-style-asian="normal" style:font-weight-asian="bold" style:font-style-complex="normal" style:font-weight-complex="bold"/>
    </style:style>
    <style:style style:name="T51" style:family="text">
      <style:text-properties fo:font-style="normal" fo:font-weight="bold" officeooo:rsid="00176c46" style:font-style-asian="normal" style:font-weight-asian="bold" style:font-style-complex="normal" style:font-weight-complex="bold"/>
    </style:style>
    <style:style style:name="T52" style:family="text">
      <style:text-properties fo:font-style="normal" fo:font-weight="bold" officeooo:rsid="0017d3fe" style:font-style-asian="normal" style:font-weight-asian="bold" style:font-style-complex="normal" style:font-weight-complex="bold"/>
    </style:style>
    <style:style style:name="T53" style:family="text">
      <style:text-properties fo:font-style="normal" fo:font-weight="bold" officeooo:rsid="0020ba83" style:font-style-asian="normal" style:font-weight-asian="bold" style:font-style-complex="normal" style:font-weight-complex="bold"/>
    </style:style>
    <style:style style:name="T54" style:family="text">
      <style:text-properties fo:font-style="normal" fo:font-weight="bold" officeooo:rsid="00222967" style:font-style-asian="normal" style:font-weight-asian="bold" style:font-style-complex="normal" style:font-weight-complex="bold"/>
    </style:style>
    <style:style style:name="T55" style:family="text">
      <style:text-properties fo:font-style="normal" fo:font-weight="bold" officeooo:rsid="002257d3" style:font-style-asian="normal" style:font-weight-asian="bold" style:font-style-complex="normal" style:font-weight-complex="bold"/>
    </style:style>
    <style:style style:name="T56" style:family="text">
      <style:text-properties fo:font-style="normal" fo:font-weight="bold" officeooo:rsid="0023725a" style:font-style-asian="normal" style:font-weight-asian="bold" style:font-style-complex="normal" style:font-weight-complex="bold"/>
    </style:style>
    <style:style style:name="T57" style:family="text">
      <style:text-properties fo:font-style="normal" fo:font-weight="bold" officeooo:rsid="0024c540" style:font-style-asian="normal" style:font-weight-asian="bold" style:font-style-complex="normal" style:font-weight-complex="bold"/>
    </style:style>
    <style:style style:name="T58" style:family="text">
      <style:text-properties fo:font-style="normal" fo:font-weight="bold" officeooo:rsid="002505c6" style:font-style-asian="normal" style:font-weight-asian="bold" style:font-style-complex="normal" style:font-weight-complex="bold"/>
    </style:style>
    <style:style style:name="T59" style:family="text">
      <style:text-properties fo:font-style="normal" fo:font-weight="bold" officeooo:rsid="002d079f" style:font-style-asian="normal" style:font-weight-asian="bold" style:font-style-complex="normal" style:font-weight-complex="bold"/>
    </style:style>
    <style:style style:name="T60" style:family="text">
      <style:text-properties fo:font-style="normal" fo:font-weight="bold" officeooo:rsid="000aea5c" style:font-style-asian="normal" style:font-weight-asian="bold" style:font-style-complex="normal" style:font-weight-complex="bold"/>
    </style:style>
    <style:style style:name="T61" style:family="text">
      <style:text-properties fo:font-style="normal" fo:font-weight="bold" officeooo:rsid="005feadc" style:font-style-asian="normal" style:font-weight-asian="bold" style:font-style-complex="normal" style:font-weight-complex="bold"/>
    </style:style>
    <style:style style:name="T62" style:family="text">
      <style:text-properties fo:font-style="normal" fo:font-weight="bold" officeooo:rsid="006138b9" style:font-style-asian="normal" style:font-weight-asian="bold" style:font-style-complex="normal" style:font-weight-complex="bold"/>
    </style:style>
    <style:style style:name="T63" style:family="text">
      <style:text-properties fo:font-style="normal" fo:font-weight="bold" officeooo:rsid="009dce92" style:font-style-asian="normal" style:font-weight-asian="bold" style:font-style-complex="normal"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09e327" style:font-style-asian="normal" style:font-weight-asian="normal" style:font-style-complex="normal" style:font-weight-complex="normal"/>
    </style:style>
    <style:style style:name="T66" style:family="text">
      <style:text-properties fo:font-style="normal" fo:font-weight="normal" officeooo:rsid="000ad42b" style:font-style-asian="normal" style:font-weight-asian="normal" style:font-style-complex="normal" style:font-weight-complex="normal"/>
    </style:style>
    <style:style style:name="T67" style:family="text">
      <style:text-properties fo:font-style="normal" fo:font-weight="normal" officeooo:rsid="00162321" style:font-style-asian="normal" style:font-weight-asian="normal" style:font-style-complex="normal" style:font-weight-complex="normal"/>
    </style:style>
    <style:style style:name="T68" style:family="text">
      <style:text-properties fo:font-style="normal" fo:font-weight="normal" officeooo:rsid="00176c46" style:font-style-asian="normal" style:font-weight-asian="normal" style:font-style-complex="normal" style:font-weight-complex="normal"/>
    </style:style>
    <style:style style:name="T69" style:family="text">
      <style:text-properties fo:font-style="normal" fo:font-weight="normal" officeooo:rsid="0017d3fe" style:font-style-asian="normal" style:font-weight-asian="normal" style:font-style-complex="normal" style:font-weight-complex="normal"/>
    </style:style>
    <style:style style:name="T70" style:family="text">
      <style:text-properties fo:font-style="normal" fo:font-weight="normal" officeooo:rsid="0020ba83" style:font-style-asian="normal" style:font-weight-asian="normal" style:font-style-complex="normal" style:font-weight-complex="normal"/>
    </style:style>
    <style:style style:name="T71" style:family="text">
      <style:text-properties fo:font-style="normal" fo:font-weight="normal" officeooo:rsid="00222967" style:font-style-asian="normal" style:font-weight-asian="normal" style:font-style-complex="normal" style:font-weight-complex="normal"/>
    </style:style>
    <style:style style:name="T72" style:family="text">
      <style:text-properties fo:font-style="normal" fo:font-weight="normal" officeooo:rsid="002257d3" style:font-style-asian="normal" style:font-weight-asian="normal" style:font-style-complex="normal" style:font-weight-complex="normal"/>
    </style:style>
    <style:style style:name="T73" style:family="text">
      <style:text-properties fo:font-style="normal" fo:font-weight="normal" officeooo:rsid="0023725a" style:font-style-asian="normal" style:font-weight-asian="normal" style:font-style-complex="normal" style:font-weight-complex="normal"/>
    </style:style>
    <style:style style:name="T74" style:family="text">
      <style:text-properties fo:font-style="normal" fo:font-weight="normal" officeooo:rsid="0024c540" style:font-style-asian="normal" style:font-weight-asian="normal" style:font-style-complex="normal" style:font-weight-complex="normal"/>
    </style:style>
    <style:style style:name="T75" style:family="text">
      <style:text-properties fo:font-style="normal" fo:font-weight="normal" officeooo:rsid="002505c6" style:font-style-asian="normal" style:font-weight-asian="normal" style:font-style-complex="normal" style:font-weight-complex="normal"/>
    </style:style>
    <style:style style:name="T76" style:family="text">
      <style:text-properties fo:font-style="normal" fo:font-weight="normal" officeooo:rsid="002d079f" style:font-style-asian="normal" style:font-weight-asian="normal" style:font-style-complex="normal" style:font-weight-complex="normal"/>
    </style:style>
    <style:style style:name="T77" style:family="text">
      <style:text-properties fo:font-style="normal" fo:font-weight="normal" officeooo:rsid="000aea5c" style:font-style-asian="normal" style:font-weight-asian="normal" style:font-style-complex="normal" style:font-weight-complex="normal"/>
    </style:style>
    <style:style style:name="T78" style:family="text">
      <style:text-properties fo:font-style="normal" fo:font-weight="normal" officeooo:rsid="001121af" style:font-style-asian="normal" style:font-weight-asian="normal" style:font-style-complex="normal" style:font-weight-complex="normal"/>
    </style:style>
    <style:style style:name="T79" style:family="text">
      <style:text-properties fo:font-style="normal" fo:font-weight="normal" officeooo:rsid="004cb938" style:font-style-asian="normal" style:font-weight-asian="normal" style:font-style-complex="normal" style:font-weight-complex="normal"/>
    </style:style>
    <style:style style:name="T80" style:family="text">
      <style:text-properties fo:font-style="normal" fo:font-weight="normal" officeooo:rsid="005feadc" style:font-style-asian="normal" style:font-weight-asian="normal" style:font-style-complex="normal" style:font-weight-complex="normal"/>
    </style:style>
    <style:style style:name="T81" style:family="text">
      <style:text-properties fo:font-style="normal" fo:font-weight="normal" officeooo:rsid="006138b9" style:font-style-asian="normal" style:font-weight-asian="normal" style:font-style-complex="normal" style:font-weight-complex="normal"/>
    </style:style>
    <style:style style:name="T82" style:family="text">
      <style:text-properties fo:font-style="normal" fo:font-weight="normal" officeooo:rsid="008d7b07" style:font-style-asian="normal" style:font-weight-asian="normal" style:font-style-complex="normal" style:font-weight-complex="normal"/>
    </style:style>
    <style:style style:name="T83" style:family="text">
      <style:text-properties fo:color="#000000" loext:opacity="100%" fo:font-style="italic" fo:font-weight="normal" officeooo:rsid="000aea5c" style:font-style-asian="italic" style:font-weight-asian="normal" style:font-style-complex="italic" style:font-weight-complex="normal"/>
    </style:style>
    <style:style style:name="T84" style:family="text">
      <style:text-properties fo:color="#000000" loext:opacity="100%" fo:font-style="normal" fo:font-weight="bold" officeooo:rsid="000aea5c" style:font-style-asian="normal" style:font-weight-asian="bold" style:font-style-complex="normal" style:font-weight-complex="bold"/>
    </style:style>
    <style:style style:name="T85" style:family="text">
      <style:text-properties fo:color="#000000" loext:opacity="100%" fo:font-style="normal" fo:font-weight="normal" officeooo:rsid="000aea5c" style:font-style-asian="normal" style:font-weight-asian="normal" style:font-style-complex="normal" style:font-weight-complex="normal"/>
    </style:style>
    <style:style style:name="T86" style:family="text">
      <style:text-properties fo:color="#000000" loext:opacity="100%" style:font-name="Arial1" fo:font-size="12pt" style:font-name-asian="Helvetica" style:font-size-asian="10.8000001907349pt" style:font-name-complex="Helvetica" style:font-size-complex="10.8000001907349pt"/>
    </style:style>
    <style:style style:name="T87" style:family="text">
      <style:text-properties fo:color="#000000" loext:opacity="100%" style:font-name="Arial1" fo:font-size="12pt" officeooo:rsid="009b5871" style:font-name-asian="Helvetica" style:font-size-asian="10.8000001907349pt" style:font-name-complex="Helvetica" style:font-size-complex="10.8000001907349pt"/>
    </style:style>
    <style:style style:name="T88" style:family="text">
      <style:text-properties fo:color="#000000" loext:opacity="100%" style:font-name="Arial1" fo:font-size="12pt" officeooo:rsid="009c7785" style:font-name-asian="Helvetica" style:font-size-asian="10.8000001907349pt" style:font-name-complex="Helvetica" style:font-size-complex="10.8000001907349pt"/>
    </style:style>
    <style:style style:name="T89" style:family="text">
      <style:text-properties fo:color="#000000" loext:opacity="100%" style:font-name="Arial1" fo:font-size="12pt" officeooo:rsid="009ceee3" style:font-name-asian="Helvetica" style:font-size-asian="10.8000001907349pt" style:font-name-complex="Helvetica" style:font-size-complex="10.8000001907349pt"/>
    </style:style>
    <style:style style:name="T90" style:family="text">
      <style:text-properties fo:color="#000000" loext:opacity="100%" style:font-name="Arial1" fo:font-size="12pt" officeooo:rsid="00a84353" style:font-name-asian="Helvetica" style:font-size-asian="10.8000001907349pt" style:font-name-complex="Helvetica" style:font-size-complex="10.8000001907349pt"/>
    </style:style>
    <style:style style:name="T91" style:family="text">
      <style:text-properties fo:color="#000000" loext:opacity="100%" style:font-name="Arial1" fo:font-size="12pt" officeooo:rsid="00b31769" style:font-name-asian="Helvetica" style:font-size-asian="10.8000001907349pt" style:font-name-complex="Helvetica" style:font-size-complex="10.8000001907349pt"/>
    </style:style>
    <style:style style:name="T92" style:family="text">
      <style:text-properties fo:color="#000000" loext:opacity="100%" style:font-name="Arial1" fo:font-size="12pt" officeooo:rsid="00b5ee45" style:font-name-asian="Helvetica" style:font-size-asian="10.8000001907349pt" style:font-name-complex="Helvetica" style:font-size-complex="10.8000001907349pt"/>
    </style:style>
    <style:style style:name="T93" style:family="text">
      <style:text-properties fo:color="#000000" loext:opacity="100%" style:font-name="Arial1" fo:font-size="12pt" fo:font-weight="bold" officeooo:rsid="00a53d7c" style:font-name-asian="Helvetica" style:font-size-asian="10.8000001907349pt" style:font-weight-asian="bold" style:font-name-complex="Helvetica" style:font-size-complex="10.8000001907349pt" style:font-weight-complex="bold"/>
    </style:style>
    <style:style style:name="T94" style:family="text">
      <style:text-properties fo:color="#000000" loext:opacity="100%" style:font-name="Arial1" fo:font-size="12pt" fo:font-weight="normal" officeooo:rsid="00a53d7c" style:font-name-asian="Helvetica" style:font-size-asian="10.8000001907349pt" style:font-weight-asian="normal" style:font-name-complex="Helvetica" style:font-size-complex="10.8000001907349pt" style:font-weight-complex="normal"/>
    </style:style>
    <style:style style:name="T95" style:family="text">
      <style:text-properties fo:color="#000000" loext:opacity="100%" style:font-name="Times" fo:font-size="12pt" fo:font-style="italic" officeooo:rsid="00a05e8a" style:font-name-asian="Helvetica" style:font-size-asian="10.8000001907349pt" style:font-style-asian="italic" style:font-name-complex="Helvetica" style:font-size-complex="10.8000001907349pt" style:font-style-complex="italic"/>
    </style:style>
    <style:style style:name="T96" style:family="text">
      <style:text-properties fo:color="#000000" loext:opacity="100%" style:font-name="Arial" fo:font-size="11.8999996185303pt" style:font-name-asian="HG Mincho Light J" style:font-size-asian="11.8999996185303pt" style:font-name-complex="Arial Unicode MS" style:font-size-complex="11.8999996185303pt"/>
    </style:style>
    <style:style style:name="T97" style:family="text">
      <style:text-properties fo:color="#000000" loext:opacity="100%" style:font-name="Arial" fo:font-size="11.8999996185303pt" officeooo:rsid="00acb915" style:font-name-asian="HG Mincho Light J" style:font-size-asian="11.8999996185303pt" style:font-name-complex="Arial Unicode MS" style:font-size-complex="11.8999996185303pt"/>
    </style:style>
    <style:style style:name="T98" style:family="text">
      <style:text-properties fo:color="#000000" loext:opacity="100%" style:font-name="Arial" fo:font-size="11.8999996185303pt" fo:font-style="normal" fo:font-weight="bold" officeooo:rsid="00a84353"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99" style:family="text">
      <style:text-properties fo:color="#000000" loext:opacity="100%" style:font-name="Arial" fo:font-size="11.8999996185303pt" fo:font-style="normal" fo:font-weight="bold" officeooo:rsid="00acb915"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100" style:family="text">
      <style:text-properties fo:color="#000000" loext:opacity="100%" style:font-name="Arial" fo:font-size="11.8999996185303pt" fo:font-style="normal" fo:font-weight="bold" officeooo:rsid="00b31769"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fo:font-weight="normal" style:font-weight-asian="normal" style:font-weight-complex="normal"/>
    </style:style>
    <style:style style:name="T103" style:family="text">
      <style:text-properties style:text-underline-style="solid" style:text-underline-width="auto" style:text-underline-color="font-color" fo:font-weight="normal" officeooo:rsid="000f3cb7" style:font-weight-asian="normal" style:font-weight-complex="normal"/>
    </style:style>
    <style:style style:name="T104" style:family="text">
      <style:text-properties style:text-underline-style="solid" style:text-underline-width="auto" style:text-underline-color="font-color" officeooo:rsid="00388d52"/>
    </style:style>
    <style:style style:name="T105" style:family="text">
      <style:text-properties style:text-underline-style="solid" style:text-underline-width="auto" style:text-underline-color="font-color" officeooo:rsid="00388dc8"/>
    </style:style>
    <style:style style:name="T106" style:family="text">
      <style:text-properties style:text-position="super 58%" fo:font-style="italic" fo:font-weight="normal" style:font-style-asian="italic" style:font-weight-asian="normal" style:font-style-complex="italic" style:font-weight-complex="normal"/>
    </style:style>
    <style:style style:name="T107" style:family="text">
      <style:text-properties officeooo:rsid="001e6bf9"/>
    </style:style>
    <style:style style:name="T108" style:family="text">
      <style:text-properties officeooo:rsid="0024918e"/>
    </style:style>
    <style:style style:name="T109" style:family="text">
      <style:text-properties fo:font-size="14pt" officeooo:rsid="002505c6" style:font-size-asian="14pt" style:font-size-complex="14pt"/>
    </style:style>
    <style:style style:name="T110" style:family="text">
      <style:text-properties fo:font-size="14pt" officeooo:rsid="006138b9" style:font-size-asian="14pt" style:font-size-complex="14pt"/>
    </style:style>
    <style:style style:name="T111" style:family="text">
      <style:text-properties fo:font-size="14pt" officeooo:rsid="00705dea" style:font-size-asian="14pt" style:font-size-complex="14pt"/>
    </style:style>
    <style:style style:name="T112" style:family="text">
      <style:text-properties fo:font-size="14pt" officeooo:rsid="00b40862" style:font-size-asian="14pt" style:font-size-complex="14pt"/>
    </style:style>
    <style:style style:name="T113" style:family="text">
      <style:text-properties officeooo:rsid="00280f5e"/>
    </style:style>
    <style:style style:name="T114" style:family="text">
      <style:text-properties officeooo:rsid="002c9816"/>
    </style:style>
    <style:style style:name="T115" style:family="text">
      <style:text-properties officeooo:rsid="00322561"/>
    </style:style>
    <style:style style:name="T116" style:family="text">
      <style:text-properties officeooo:rsid="00388d52"/>
    </style:style>
    <style:style style:name="T117" style:family="text">
      <style:text-properties officeooo:rsid="0018e308"/>
    </style:style>
    <style:style style:name="T118" style:family="text">
      <style:text-properties officeooo:rsid="002505c6"/>
    </style:style>
    <style:style style:name="T119" style:family="text">
      <style:text-properties style:text-underline-style="none"/>
    </style:style>
    <style:style style:name="T120" style:family="text">
      <style:text-properties style:text-underline-style="none" officeooo:rsid="00388dc8"/>
    </style:style>
    <style:style style:name="T121" style:family="text">
      <style:text-properties officeooo:rsid="003a89c0"/>
    </style:style>
    <style:style style:name="T122" style:family="text">
      <style:text-properties officeooo:rsid="003cc301"/>
    </style:style>
    <style:style style:name="T123" style:family="text">
      <style:text-properties officeooo:rsid="004a29a1"/>
    </style:style>
    <style:style style:name="T124" style:family="text">
      <style:text-properties officeooo:rsid="004c0904"/>
    </style:style>
    <style:style style:name="T125" style:family="text">
      <style:text-properties officeooo:rsid="004cb938"/>
    </style:style>
    <style:style style:name="T126" style:family="text">
      <style:text-properties officeooo:rsid="004e2d94"/>
    </style:style>
    <style:style style:name="T127" style:family="text">
      <style:text-properties officeooo:rsid="0050adbf"/>
    </style:style>
    <style:style style:name="T128" style:family="text">
      <style:text-properties officeooo:rsid="005555a5"/>
    </style:style>
    <style:style style:name="T129" style:family="text">
      <style:text-properties officeooo:rsid="0057bf61"/>
    </style:style>
    <style:style style:name="T130" style:family="text">
      <style:text-properties officeooo:rsid="005cd692"/>
    </style:style>
    <style:style style:name="T131" style:family="text">
      <style:text-properties officeooo:rsid="006138b9"/>
    </style:style>
    <style:style style:name="T132" style:family="text">
      <style:text-properties officeooo:rsid="006c1f9d"/>
    </style:style>
    <style:style style:name="T133" style:family="text">
      <style:text-properties officeooo:rsid="0071334d"/>
    </style:style>
    <style:style style:name="T134" style:family="text">
      <style:text-properties officeooo:rsid="007540e9"/>
    </style:style>
    <style:style style:name="T135" style:family="text">
      <style:text-properties officeooo:rsid="007c71f3"/>
    </style:style>
    <style:style style:name="T136" style:family="text">
      <style:text-properties fo:font-size="12pt" officeooo:rsid="002505c6" style:font-size-asian="12pt" style:font-size-complex="12pt"/>
    </style:style>
    <style:style style:name="T137" style:family="text">
      <style:text-properties officeooo:rsid="008a5b9b"/>
    </style:style>
    <style:style style:name="T138" style:family="text">
      <style:text-properties officeooo:rsid="005140e1"/>
    </style:style>
    <style:style style:name="T139" style:family="text">
      <style:text-properties officeooo:rsid="008d3461"/>
    </style:style>
    <style:style style:name="T140" style:family="text">
      <style:text-properties officeooo:rsid="008f348f"/>
    </style:style>
    <style:style style:name="T141" style:family="text">
      <style:text-properties officeooo:rsid="008ff34d"/>
    </style:style>
    <style:style style:name="T142" style:family="text">
      <style:text-properties officeooo:rsid="0090a736"/>
    </style:style>
    <style:style style:name="T143" style:family="text">
      <style:text-properties officeooo:rsid="00917eb8"/>
    </style:style>
    <style:style style:name="T144" style:family="text">
      <style:text-properties fo:font-variant="normal" fo:text-transform="none" fo:color="#333333" loext:opacity="100%" style:font-name="Arial2" fo:font-size="12pt" fo:letter-spacing="normal" fo:font-style="normal" fo:font-weight="normal" style:font-weight-asian="normal" style:font-weight-complex="normal"/>
    </style:style>
    <style:style style:name="T145" style:family="text">
      <style:text-properties officeooo:rsid="0097dc27"/>
    </style:style>
    <style:style style:name="T146" style:family="text">
      <style:text-properties officeooo:rsid="009a4d51"/>
    </style:style>
    <style:style style:name="T147" style:family="text">
      <style:text-properties officeooo:rsid="009b5871"/>
    </style:style>
    <style:style style:name="T148" style:family="text">
      <style:text-properties officeooo:rsid="009b973c"/>
    </style:style>
    <style:style style:name="T149" style:family="text">
      <style:text-properties officeooo:rsid="009c7785"/>
    </style:style>
    <style:style style:name="T150" style:family="text">
      <style:text-properties officeooo:rsid="009ceee3"/>
    </style:style>
    <style:style style:name="T151" style:family="text">
      <style:text-properties style:font-name="Times" fo:font-style="italic" officeooo:rsid="009f8834" style:font-style-asian="italic" style:font-style-complex="italic"/>
    </style:style>
    <style:style style:name="T152" style:family="text">
      <style:text-properties style:font-name="Times" fo:font-style="italic" officeooo:rsid="00a05e8a" style:font-style-asian="italic" style:font-style-complex="italic"/>
    </style:style>
    <style:style style:name="T153" style:family="text">
      <style:text-properties style:font-name="Times" fo:font-style="italic" officeooo:rsid="00857065" style:font-style-asian="italic" style:font-style-complex="italic"/>
    </style:style>
    <style:style style:name="T154" style:family="text">
      <style:text-properties fo:color="#000080" loext:opacity="100%" style:text-line-through-style="none" style:text-line-through-type="none" style:font-name="Arial1" fo:font-size="12pt" style:text-underline-style="none" officeooo:rsid="00a26256" style:text-blinking="false" style:font-name-asian="Helvetica" style:font-size-asian="10.8000001907349pt" style:font-name-complex="Helvetica" style:font-size-complex="10.8000001907349pt" style:text-overline-style="none" style:text-overline-color="font-color"/>
    </style:style>
    <style:style style:name="T155" style:family="text">
      <style:text-properties officeooo:rsid="00a84353"/>
    </style:style>
    <style:style style:name="T156" style:family="text">
      <style:text-properties officeooo:rsid="00aaac75"/>
    </style:style>
    <style:style style:name="T157" style:family="text">
      <style:text-properties officeooo:rsid="00abf1d3"/>
    </style:style>
    <style:style style:name="T158" style:family="text">
      <style:text-properties style:font-name="Times1" fo:font-size="8pt" fo:font-style="italic" officeooo:rsid="00ad4e16" style:font-size-asian="8pt" style:font-size-complex="8pt"/>
    </style:style>
    <style:style style:name="T159" style:family="text">
      <style:text-properties style:font-name="Arial2" fo:font-weight="normal" officeooo:rsid="00945f50" style:font-weight-asian="normal" style:font-weight-complex="normal"/>
    </style:style>
    <style:style style:name="T160" style:family="text">
      <style:text-properties officeooo:rsid="00b5ee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John T. Prince</text:p>
      <text:p text:style-name="P77">Curriculum vitae</text:p>
      <text:p text:style-name="P76"><text:a xlink:type="simple" xlink:href="https://github.com/jtprince/portfolio/" text:style-name="Internet_20_link" text:visited-style-name="Visited_20_Internet_20_Link"><text:span text:style-name="T158">https://github.com/jtprince/portfolio</text:span></text:a></text:p>
      <text:h text:style-name="P52" text:outline-level="2">Positions</text:h>
      <text:p text:style-name="P81"><text:span text:style-name="T147">Senior </text:span><text:span text:style-name="T100">Platform Engineer</text:span></text:p>
      <text:p text:style-name="P113"><text:span text:style-name="T91">Aug 2020 </text:span>– present. <text:span text:style-name="T107">Engineering department, </text:span><text:span text:style-name="T91">Owlet Baby Care</text:span><text:span text:style-name="T107">, </text:span><text:span text:style-name="T91">Lehi</text:span><text:span text:style-name="T147">, </text:span><text:span text:style-name="T107">Utah.</text:span></text:p>
      <text:list xml:id="list1523096799" text:style-name="BULLET_5f_LIST">
        <text:list-item>
          <text:list>
            <text:list-item>
              <text:list>
                <text:list-item>
                  <text:list>
                    <text:list-item>
                      <text:list>
                        <text:list-item>
                          <text:p text:style-name="P90"><text:span text:style-name="T92">Collaborating on design of schema-first Open API 3 endpoints</text:span></text:p>
                        </text:list-item>
                        <text:list-item>
                          <text:p text:style-name="P105"><text:span text:style-name="T86">Modification and implementation of endpoint monitoring</text:span></text:p>
                        </text:list-item>
                        <text:list-item>
                          <text:p text:style-name="P105"><text:span text:style-name="T86">Codefresh CI/CD modifications and enhancements</text:span></text:p>
                        </text:list-item>
                        <text:list-item>
                          <text:p text:style-name="P90"><text:span text:style-name="T92">Rewriting Python test suites used in microservices</text:span></text:p>
                        </text:list-item>
                        <text:list-item>
                          <text:p text:style-name="P105"><text:span text:style-name="T86">On-call duties monitoring dozens of kubernetes deployments and services</text:span></text:p>
                        </text:list-item>
                      </text:list>
                    </text:list-item>
                  </text:list>
                </text:list-item>
              </text:list>
            </text:list-item>
          </text:list>
        </text:list-item>
      </text:list>
      <text:p text:style-name="P65"/>
      <text:p text:style-name="P65">Senior Data Engineer <text:span text:style-name="T150">(Technical lead and M</text:span>anager<text:span text:style-name="T150">)</text:span></text:p>
      <text:p text:style-name="P4"><text:span text:style-name="T87">Apr </text:span>201<text:span text:style-name="T147">9</text:span> – <text:span text:style-name="T91">Aug 2020</text:span>. <text:span text:style-name="T107">Engineering department, </text:span><text:span text:style-name="T87">3plCentral</text:span><text:span text:style-name="T107">, </text:span><text:span text:style-name="T147">American Fork, </text:span><text:span text:style-name="T107">Utah.</text:span></text:p>
      <text:list xml:id="list214117962013528" text:continue-numbering="true" text:style-name="BULLET_5f_LIST">
        <text:list-item>
          <text:list>
            <text:list-item>
              <text:list>
                <text:list-item>
                  <text:list>
                    <text:list-item>
                      <text:list>
                        <text:list-item>
                          <text:p text:style-name="P86"><text:span text:style-name="T149">Led new </text:span><text:span text:style-name="T88">data engineer team to create event driven data platform in AWS</text:span></text:p>
                        </text:list-item>
                        <text:list-item>
                          <text:p text:style-name="P86"><text:span text:style-name="T149">E</text:span><text:span text:style-name="T114">vent driven processing system using Kafka and Faust (async python)</text:span></text:p>
                        </text:list-item>
                      </text:list>
                    </text:list-item>
                  </text:list>
                </text:list-item>
              </text:list>
            </text:list-item>
          </text:list>
        </text:list-item>
        <text:list-item>
          <text:p text:style-name="P87"><text:span text:style-name="T88">M</text:span><text:span text:style-name="T149">ulti-tenant r</text:span><text:span text:style-name="T114">elational database to serve as data warehouse</text:span></text:p>
        </text:list-item>
        <text:list-item>
          <text:p text:style-name="P88"><text:span text:style-name="T88">O</text:span><text:span text:style-name="T114">rder-volume dashboard </text:span><text:span text:style-name="T149">and inventory reporting flask-based </text:span><text:span text:style-name="T148">REST API</text:span><text:span text:style-name="T149">s (served with AWS Fargate)</text:span></text:p>
          <text:list>
            <text:list-item>
              <text:list>
                <text:list-item>
                  <text:p text:style-name="P91">Middleware (authorization) using AWS lambda and JSON web tokens</text:p>
                </text:list-item>
              </text:list>
            </text:list-item>
          </text:list>
        </text:list-item>
        <text:list-item>
          <text:p text:style-name="P92"><text:span text:style-name="T148">P</text:span>roduct sunset analysis of ~3000 rdl <text:span text:style-name="T149">(xml+sql) </text:span>files</text:p>
        </text:list-item>
        <text:list-item>
          <text:p text:style-name="P87"><text:span text:style-name="T114">Created </text:span><text:span text:style-name="T149">or modified </text:span><text:span text:style-name="T114">much of </text:span><text:span text:style-name="T89">our team’s</text:span><text:span text:style-name="T149"> gitlab </text:span><text:span text:style-name="T114">CI/CD pipeline</text:span></text:p>
        </text:list-item>
      </text:list>
      <text:p text:style-name="P64"/>
      <text:p text:style-name="P64"><text:span text:style-name="T114">Data Scientist &amp; </text:span>Senior Software Engineer</text:p>
      <text:p text:style-name="P2"><text:span text:style-name="T107">Sep </text:span>201<text:span text:style-name="T107">4</text:span> – <text:span text:style-name="T147">Apr </text:span><text:span text:style-name="T87">2019</text:span>. <text:span text:style-name="T107">Technology and Engineering departments, Doba Inc and CruxConnect, Lehi, Utah.</text:span></text:p>
      <text:list xml:id="list214118456742239" text:continue-numbering="true" text:style-name="BULLET_5f_LIST">
        <text:list-item>
          <text:p text:style-name="P94">Design<text:span text:style-name="T148">ed</text:span> and implement<text:span text:style-name="T148">ed C</text:span>ruxConnect Product and <text:span text:style-name="T137">Elasticsearch </text:span>Indexing Model<text:span text:style-name="T137">s</text:span></text:p>
        </text:list-item>
        <text:list-item>
          <text:p text:style-name="P95">Design<text:span text:style-name="T148">ed</text:span> <text:span text:style-name="T122">and </text:span>implement<text:span text:style-name="T148">ed o</text:span>ut-of-stock forecasting algorithm <text:span text:style-name="T122">(custom non-uniform Holt Winters triple exponential with probabilistic model for low counts).</text:span></text:p>
        </text:list-item>
        <text:list-item>
          <text:p text:style-name="P97">Parallel processing with async and <text:span text:style-name="T138">utilizing AWS </text:span>serverless architecture</text:p>
        </text:list-item>
        <text:list-item>
          <text:p text:style-name="P96">Migrat<text:span text:style-name="T122">ion of </text:span>legacy web service to Django/python</text:p>
        </text:list-item>
        <text:list-item>
          <text:p text:style-name="P93">Integrat<text:span text:style-name="T122">ion of</text:span> AWS tools (dynamodb, SQS, lambda, <text:span text:style-name="T122">etc</text:span>) into Doba platform</text:p>
        </text:list-item>
        <text:list-item>
          <text:p text:style-name="P93">Design <text:span text:style-name="T122">and implement various </text:span>REST<text:span text:style-name="T127">ful</text:span> APIs <text:span text:style-name="T122">and integrations</text:span></text:p>
          <text:p text:style-name="P98"/>
        </text:list-item>
      </text:list>
      <text:p text:style-name="HEADING_5f_STANDALONE">Assistant Professor of Chemistry and Biochemistry</text:p>
      <text:p text:style-name="P1">Mar 2010 – <text:span text:style-name="T107">Aug 2014</text:span>. Department of Chemistry and Biochemistry, Brigham Young University, Provo, Utah.</text:p>
      <text:list xml:id="list214118513370705" text:continue-numbering="true" text:style-name="BULLET_5f_LIST">
        <text:list-item>
          <text:p text:style-name="P85">Proteomics and lipidomics using high mass accuracy mass spectrometry</text:p>
        </text:list-item>
        <text:list-item>
          <text:p text:style-name="P85"><text:span text:style-name="T122">L</text:span>abel-free quantitative analysis <text:span text:style-name="T122">involving extensive software and algorithmic development</text:span></text:p>
        </text:list-item>
        <text:list-item>
          <text:p text:style-name="P85">Computational biology and bioinformatics </text:p>
        </text:list-item>
      </text:list>
      <text:p text:style-name="P37"/>
      <text:p text:style-name="P37"/>
      <text:p text:style-name="P37"/>
      <text:p text:style-name="P82"><text:soft-page-break/>HHMI Research Specialist (Post-doctoral)</text:p>
      <text:p text:style-name="P3">May 2008 – Feb 2010. <text:s/>Department of Chemistry and Biochemistry, University of Colorado, Boulder, Colorado.</text:p>
      <text:list xml:id="list214117146836237" text:continue-numbering="true" text:style-name="BULLET_5f_LIST">
        <text:list-item>
          <text:p text:style-name="P89">Mass spectrometric identification of transient protein complexes in melanoma </text:p>
        </text:list-item>
        <text:list-item>
          <text:p text:style-name="P89">Advisor: Natalie Ahn, HHMI, <text:span text:style-name="T108">Past-</text:span>President of <text:span text:style-name="T1">U.S. Human Proteome Organization</text:span></text:p>
        </text:list-item>
      </text:list>
      <text:h text:style-name="P79" text:outline-level="2"><text:bookmark text:name="Education"/>Education</text:h>
      <text:p text:style-name="HEADING_5f_STANDALONE">PhD in Molecular Biology <text:span text:style-name="T156">(Bioinformatics </text:span><text:span text:style-name="T157">track</text:span><text:span text:style-name="T156">)</text:span></text:p>
      <text:p text:style-name="P1">Aug 2001 – May 2008. <text:s/>Institute for Cellular and Molecular Biology (ICMB), Center for Systems and Synthetic Biology, University of Texas (UT), Austin, Texas.</text:p>
      <text:list xml:id="list214118110278009" text:continue-numbering="true" text:style-name="BULLET_5f_LIST">
        <text:list-item>
          <text:p text:style-name="P85">Thesis: Integration and Validation of Mass Spectrometry Proteomics Data Sets </text:p>
        </text:list-item>
        <text:list-item>
          <text:p text:style-name="P85">Advisor: Edward Marcotte, NIH Director's Pioneer Award Recipient</text:p>
        </text:list-item>
        <text:list-item>
          <text:p text:style-name="P85">Bioinformatics and Computational Biology Track </text:p>
        </text:list-item>
        <text:list-item>
          <text:p text:style-name="P85">GPA 4.0/4.0</text:p>
          <text:p text:style-name="P85"/>
        </text:list-item>
      </text:list>
      <text:p text:style-name="HEADING_5f_STANDALONE">Bachelor of Science in Microbiology</text:p>
      <text:p text:style-name="P1">Dec 2000. <text:s/>Department of Biology and Agriculture, Brigham Young University (BYU), Provo, Utah.</text:p>
      <text:list xml:id="list214118811834720" text:continue-numbering="true" text:style-name="BULLET_5f_LIST">
        <text:list-item>
          <text:p text:style-name="P85">Minor in Chemistry </text:p>
        </text:list-item>
        <text:list-item>
          <text:p text:style-name="P85">Graduated <text:span text:style-name="T1">Magna Cum Laude</text:span> (3.<text:span text:style-name="T108">9</text:span>/4.0)</text:p>
        </text:list-item>
        <text:list-item>
          <text:p text:style-name="P99">National Merit Scholar</text:p>
        </text:list-item>
      </text:list>
      <text:h text:style-name="P55" text:outline-level="2"><text:span text:style-name="T132">Analytic and Programming </text:span>Experience</text:h>
      <text:p text:style-name="P71"><text:a xlink:type="simple" xlink:href="https://github.com/jtprince/portfolio" text:style-name="Internet_20_link" text:visited-style-name="Visited_20_Internet_20_Link"><text:span text:style-name="T18">https://github.com/jtprince/portfolio</text:span></text:a></text:p>
      <text:list xml:id="list4126814877" text:style-name="L1">
        <text:list-item>
          <text:p text:style-name="P100">1<text:span text:style-name="T147">9</text:span>+ years <text:span text:style-name="T155">total </text:span>programming experience</text:p>
        </text:list-item>
        <text:list-item>
          <text:p text:style-name="P101">6 years enterprise software development experience</text:p>
        </text:list-item>
        <text:list-item>
          <text:p text:style-name="P100"><text:span text:style-name="T155">D</text:span>ozens of open source projects (&gt; <text:span text:style-name="T146">300</text:span>,000 downloads) <text:span text:style-name="T155">and </text:span>thousands of scripts</text:p>
        </text:list-item>
        <text:list-item>
          <text:p text:style-name="P102"><text:span text:style-name="T155">C</text:span>ustom analytic solutions dealing with massive, high dimensional data sets</text:p>
        </text:list-item>
        <text:list-item>
          <text:p text:style-name="P103"><text:span text:style-name="T155">C</text:span><text:span text:style-name="T147">loud based </text:span><text:span text:style-name="T87">event-driven </text:span><text:span text:style-name="T90">solutions</text:span></text:p>
        </text:list-item>
        <text:list-item>
          <text:p text:style-name="P103"><text:span text:style-name="T90">Design and implementation of several </text:span><text:span text:style-name="T87">REST APIs</text:span></text:p>
        </text:list-item>
        <text:list-item>
          <text:p text:style-name="P104"><text:span text:style-name="T155">B</text:span><text:span text:style-name="T115">ehavior driven development, DRY, beautiful code</text:span></text:p>
        </text:list-item>
      </text:list>
      <text:h text:style-name="P78" text:outline-level="2">Significant open-source software</text:h>
      <text:p text:style-name="P67"><text:span text:style-name="T97">As p</text:span><text:span text:style-name="T96">rimary package author</text:span></text:p>
      <text:list xml:id="list231173894" text:style-name="L2">
        <text:list-item>
          <text:p text:style-name="P106">django-gtin-fields [<text:a xlink:type="simple" xlink:href="https://github.com/CruxConnect/django-gtin-fields" text:style-name="Internet_20_link" text:visited-style-name="Visited_20_Internet_20_Link">repo</text:a>]</text:p>
        </text:list-item>
        <text:list-item>
          <text:p text:style-name="P106">mspire [<text:a xlink:type="simple" xlink:href="https://www.ncbi.nlm.nih.gov/pubmed/18930952" text:style-name="Internet_20_link" text:visited-style-name="Visited_20_Internet_20_Link">pubmed</text:a>, <text:a xlink:type="simple" xlink:href="https://github.com/princelab/mspire" text:style-name="Internet_20_link" text:visited-style-name="Visited_20_Internet_20_Link">rewrite</text:a>]</text:p>
        </text:list-item>
        <text:list-item>
          <text:p text:style-name="P106">rubabel [<text:a xlink:type="simple" xlink:href="https://www.ncbi.nlm.nih.gov/pubmed/23883475" text:style-name="Internet_20_link" text:visited-style-name="Visited_20_Internet_20_Link">pubmed</text:a>, <text:a xlink:type="simple" xlink:href="https://github.com/princelab/rubabel" text:style-name="Internet_20_link" text:visited-style-name="Visited_20_Internet_20_Link">repo</text:a>]</text:p>
        </text:list-item>
        <text:list-item>
          <text:p text:style-name="P106">mspire-molecular_formula <text:span text:style-name="T123">[</text:span><text:a xlink:type="simple" xlink:href="https://github.com/princelab/mspire-molecular_formula" text:style-name="Internet_20_link" text:visited-style-name="Visited_20_Internet_20_Link"><text:span text:style-name="T123">repo</text:span></text:a><text:span text:style-name="T123">]</text:span></text:p>
        </text:list-item>
        <text:list-item>
          <text:p text:style-name="P106">obi-warp <text:span text:style-name="T124">[</text:span><text:a xlink:type="simple" xlink:href="https://www.ncbi.nlm.nih.gov/pubmed/16944896" text:style-name="Internet_20_link" text:visited-style-name="Visited_20_Internet_20_Link"><text:span text:style-name="T124">pubmed</text:span></text:a><text:span text:style-name="T124">, </text:span><text:a xlink:type="simple" xlink:href="https://sourceforge.net/projects/obi-warp/files/obiwarp/" text:style-name="Internet_20_link" text:visited-style-name="Visited_20_Internet_20_Link"><text:span text:style-name="T124">repo</text:span></text:a><text:span text:style-name="T124">, </text:span><text:a xlink:type="simple" xlink:href="https://rdrr.io/bioc/xcms/man/retcor.obiwarp-methods.html" text:style-name="Internet_20_link" text:visited-style-name="Visited_20_Internet_20_Link"><text:span text:style-name="T124">R integration</text:span></text:a><text:span text:style-name="T124">]</text:span></text:p>
        </text:list-item>
        <text:list-item>
          <text:p text:style-name="P106">histogram <text:span text:style-name="T125">[</text:span><text:a xlink:type="simple" xlink:href="https://github.com/jtprince/histogram" text:style-name="Internet_20_link" text:visited-style-name="Visited_20_Internet_20_Link"><text:span text:style-name="T125">repo</text:span></text:a><text:span text:style-name="T125">]</text:span></text:p>
        </text:list-item>
        <text:list-item>
          <text:p text:style-name="P108"><text:span text:style-name="T64">rserve-simpler </text:span><text:span text:style-name="T79">[</text:span><text:a xlink:type="simple" xlink:href="https://github.com/jtprince/rserve-simpler" text:style-name="Internet_20_link" text:visited-style-name="Visited_20_Internet_20_Link"><text:span text:style-name="T79">repo</text:span></text:a><text:span text:style-name="T79">]</text:span></text:p>
          <text:p text:style-name="P107"/>
        </text:list-item>
      </text:list>
      <text:p text:style-name="P66"><text:span text:style-name="T98">As </text:span><text:span text:style-name="T99">a</text:span><text:span text:style-name="T98">dvisor</text:span></text:p>
      <text:list xml:id="list214117413950115" text:continue-numbering="true" text:style-name="L2">
        <text:list-item>
          <text:p text:style-name="P106">metriculator <text:span text:style-name="T126">[</text:span><text:a xlink:type="simple" xlink:href="https://www.ncbi.nlm.nih.gov/pubmed/24002108" text:style-name="Internet_20_link" text:visited-style-name="Visited_20_Internet_20_Link"><text:span text:style-name="T126">pubmed</text:span></text:a><text:span text:style-name="T126">, </text:span><text:a xlink:type="simple" xlink:href="https://github.com/princelab/metriculator" text:style-name="Internet_20_link" text:visited-style-name="Visited_20_Internet_20_Link"><text:span text:style-name="T126">repo</text:span></text:a><text:span text:style-name="T126">]</text:span></text:p>
        </text:list-item>
        <text:list-item>
          <text:p text:style-name="P107">mspire-simulator <text:span text:style-name="T126">[</text:span><text:a xlink:type="simple" xlink:href="https://pubs.acs.org/doi/abs/10.1021/pr400727e" text:style-name="Internet_20_link" text:visited-style-name="Visited_20_Internet_20_Link"><text:span text:style-name="T126">pubmed</text:span></text:a><text:span text:style-name="T126">, </text:span><text:a xlink:type="simple" xlink:href="https://github.com/princelab/mspire-simulator" text:style-name="Internet_20_link" text:visited-style-name="Visited_20_Internet_20_Link"><text:span text:style-name="T126">repo</text:span></text:a><text:span text:style-name="T126">]</text:span></text:p>
        </text:list-item>
        <text:list-item>
          <text:p text:style-name="P107">JAMSS <text:span text:style-name="T126">[</text:span><text:a xlink:type="simple" xlink:href="https://www.ncbi.nlm.nih.gov/pubmed/25371478" text:style-name="Internet_20_link" text:visited-style-name="Visited_20_Internet_20_Link"><text:span text:style-name="T126">pubmed</text:span></text:a><text:span text:style-name="T126">, </text:span><text:a xlink:type="simple" xlink:href="https://github.com/optimusmoose/JAMSS" text:style-name="Internet_20_link" text:visited-style-name="Visited_20_Internet_20_Link"><text:span text:style-name="T126">repo</text:span></text:a><text:span text:style-name="T126">]</text:span></text:p>
        </text:list-item>
        <text:list-item>
          <text:p text:style-name="P107">massifquant <text:span text:style-name="T126">[</text:span><text:a xlink:type="simple" xlink:href="https://www.ncbi.nlm.nih.gov/pubmed/24872423" text:style-name="Internet_20_link" text:visited-style-name="Visited_20_Internet_20_Link"><text:span text:style-name="T126">pubmed</text:span></text:a><text:span text:style-name="T126">, part of </text:span><text:a xlink:type="simple" xlink:href="https://bioconductor.org/packages/release/bioc/html/xcms.html" text:style-name="Internet_20_link" text:visited-style-name="Visited_20_Internet_20_Link"><text:span text:style-name="T126">XCMS</text:span></text:a><text:span text:style-name="T126"> R package]</text:span></text:p>
        </text:list-item>
        <text:list-item>
          <text:p text:style-name="P107">lipid classifier <text:span text:style-name="T126">[</text:span><text:a xlink:type="simple" xlink:href="https://www.ncbi.nlm.nih.gov/pubmed/25359887" text:style-name="Internet_20_link" text:visited-style-name="Visited_20_Internet_20_Link"><text:span text:style-name="T126">pubmed</text:span></text:a><text:span text:style-name="T126">, </text:span><text:a xlink:type="simple" xlink:href="https://github.com/princelab/lipid_classifier" text:style-name="Internet_20_link" text:visited-style-name="Visited_20_Internet_20_Link"><text:span text:style-name="T126">repo</text:span></text:a><text:span text:style-name="T126">]</text:span></text:p>
        </text:list-item>
      </text:list>
      <text:h text:style-name="P38" text:outline-level="2"><text:span text:style-name="T131">Peer Reviewed </text:span>Publications <text:span text:style-name="T109">(</text:span><text:span text:style-name="T110">3</text:span><text:span text:style-name="T112">3</text:span><text:span text:style-name="T110"> </text:span><text:span text:style-name="T111">total</text:span><text:span text:style-name="T109">)</text:span></text:h>
      <text:p text:style-name="P14"/>
      <text:p text:style-name="P12"><text:a xlink:type="simple" xlink:href="https://tiny.cc/jtprince-publications" text:style-name="Internet_20_link" text:visited-style-name="Visited_20_Internet_20_Link"><text:span text:style-name="T136">https://tiny.cc/jtprince-publications</text:span></text:a></text:p>
      <text:p text:style-name="P14"/>
      <text:p text:style-name="P18">First author publications <text:span text:style-name="T133">typically </text:span>indicate primary authorship (i.e., most responsible for work). <text:s/>Last author publications indicate primary advisorship (i.e., most responsible for overall direction and guidance)</text:p>
      <text:h text:style-name="P50" text:outline-level="2"><text:span text:style-name="T104">Computationally Focused</text:span><text:span text:style-name="T116"> </text:span>Publications <text:span text:style-name="T118">(21)</text:span></text:h>
      <text:p text:style-name="P70"><text:span text:style-name="T118">T</text:span>hese publications are focused primarily on computational methods and/or demonstrate significant algorithmic or programming accomplishment.</text:p>
      <text:p text:style-name="P44"><text:span text:style-name="T59">Probabilistic Generation of Mass Spectrometry Molecular Abundance Variance for Case and Control Replicates</text:span><text:span text:style-name="T54">.</text:span><text:span text:style-name="T52"> </text:span><text:span text:style-name="T69"><text:s/></text:span><text:span text:style-name="T76">Prince JT, </text:span><text:span text:style-name="T71">Smith R</text:span><text:span text:style-name="T69">. <text:s/></text:span><text:span text:style-name="T12">Journal of Proteome Research</text:span><text:span text:style-name="T71"> <text:s/></text:span><text:span text:style-name="T53">201</text:span><text:span text:style-name="T59">7</text:span><text:span text:style-name="T70">, </text:span><text:span text:style-name="T76">16:2429–2434</text:span><text:span text:style-name="T71">. </text:span><text:span text:style-name="T82">(after-hours personal project)</text:span></text:p>
      <text:p text:style-name="P41"><text:span text:style-name="T54">Current controlled vocabularies are insufficient to uniquely map molecular entities to mass spectrometry signal.</text:span><text:span text:style-name="T52"> </text:span><text:span text:style-name="T69"><text:s/></text:span><text:span text:style-name="T71">Smith R, </text:span><text:span text:style-name="T64">Taylor RM, Prince JT</text:span><text:span text:style-name="T69">. <text:s/></text:span><text:span text:style-name="T10">BMC </text:span><text:span text:style-name="T3">Bioinformatics</text:span><text:span text:style-name="T64"> <text:s/></text:span><text:span text:style-name="T53">2015</text:span><text:span text:style-name="T70">, </text:span><text:span text:style-name="T71">16 Suppl 7:S2.</text:span></text:p>
      <text:p text:style-name="P41"><text:span text:style-name="T54">A coherent mathematical characterization of isotope trace extraction, isotopic envelope extraction, and LC-MS correspondence.</text:span><text:span text:style-name="T69"> </text:span><text:span text:style-name="T71">Smith R, </text:span><text:span text:style-name="T64">Prince JT, </text:span><text:span text:style-name="T71">Ventura D.</text:span><text:span text:style-name="T69"> <text:s/></text:span><text:span text:style-name="T10">BMC </text:span><text:span text:style-name="T3">Bioinformatics</text:span><text:span text:style-name="T64"> <text:s/></text:span><text:span text:style-name="T53">2015</text:span><text:span text:style-name="T70">, </text:span><text:span text:style-name="T71">16 Suppl 7:S1.</text:span></text:p>
      <text:p text:style-name="P46"><text:span text:style-name="T46">Automated </text:span><text:span text:style-name="T56">structural </text:span><text:span text:style-name="T46">classification </text:span><text:span text:style-name="T56">of lipids </text:span><text:span text:style-name="T46">by machine learning.</text:span><text:span text:style-name="T52"> </text:span><text:span text:style-name="T69"><text:s/></text:span><text:span text:style-name="T64">Taylor RM, Miller RH, Miller RD, Porter M, Dalgleish J, Prince JT</text:span><text:span text:style-name="T69">. <text:s/></text:span><text:span text:style-name="T3">Bioinformatics</text:span><text:span text:style-name="T64"> <text:s/></text:span><text:span text:style-name="T53">2015</text:span><text:span text:style-name="T70">, </text:span><text:span text:style-name="T71">31:621</text:span><text:span text:style-name="T76">–</text:span><text:span text:style-name="T71">5.</text:span></text:p>
      <text:p text:style-name="P46"><text:span text:style-name="T48">LC-MS alignment in theory and practice: a comprehensive algorithmic review.</text:span><text:span text:style-name="T65"> </text:span><text:span text:style-name="T66">Smith R, Ventura D, Prince JT.</text:span><text:span text:style-name="T65"> </text:span><text:span text:style-name="T5">Briefings in </text:span><text:span text:style-name="T4">Bioinformatics </text:span><text:span text:style-name="T65"><text:s/></text:span><text:span text:style-name="T47">201</text:span><text:span text:style-name="T58">5</text:span><text:span text:style-name="T66">, </text:span><text:span text:style-name="T75">16:104</text:span><text:span text:style-name="T76">–</text:span><text:span text:style-name="T75">17</text:span><text:span text:style-name="T65">.</text:span></text:p>
      <text:p text:style-name="P47"><text:span text:style-name="T56">JAMSS: proteomics mass spectrometry simulation in Java.</text:span><text:span text:style-name="T52"> </text:span><text:span text:style-name="T69"><text:s/></text:span><text:span text:style-name="T73">Smith R, Prince JT.</text:span><text:span text:style-name="T69"> <text:s/></text:span><text:span text:style-name="T10">Bioinformatics</text:span><text:span text:style-name="T71"> <text:s/></text:span><text:span text:style-name="T53">2015</text:span><text:span text:style-name="T70">, </text:span><text:span text:style-name="T73">31:791</text:span><text:span text:style-name="T76">–</text:span><text:span text:style-name="T73">3</text:span><text:span text:style-name="T71">.</text:span></text:p>
      <text:p text:style-name="P47"><text:span text:style-name="T51">Massifquant: open-source Kalman filter based XC-MS isotope trace feature detection. </text:span><text:span text:style-name="T68">Conley CJ, Smith R, Torgrip RJ, Taylor RM, Tautenhahn R, Prince JT. </text:span><text:span text:style-name="T8">Bioinformatics</text:span><text:span text:style-name="T51"> 2014</text:span><text:span text:style-name="T68">, </text:span><text:span text:style-name="T74">30:2636</text:span><text:span text:style-name="T76">–</text:span><text:span text:style-name="T74">43.</text:span></text:p>
      <text:p text:style-name="P47"><text:span text:style-name="T25">Proteomics, lipidomics, metabolomics: A mass spectrometry tutorial from a computer scientist's point of view.</text:span><text:span text:style-name="T117"> <text:s/>Smith R, Mathis AD, Ventura D, Prince JT. <text:s/></text:span><text:span text:style-name="T2">BMC Bioinformatics</text:span><text:span text:style-name="T117"> <text:s/></text:span><text:span text:style-name="T25">2014</text:span><text:span text:style-name="T117">, 15:1</text:span><text:span text:style-name="T76">–</text:span><text:span text:style-name="T117">14.</text:span></text:p>
      <text:p text:style-name="P47"><text:span text:style-name="T47">Mspire-Simulator: LC-MS Shotgun Proteomic Simulator for Creating Realistic Gold Standard Data</text:span><text:span text:style-name="T30">. Noyce AB, </text:span><text:span text:style-name="T31">Smith R, </text:span><text:span text:style-name="T30">Dalgleish J, Taylor RM, Erb KC, Okuda N and </text:span><text:bookmark text:name="_GoBack11"/><text:span text:style-name="T30">Prince JT. <text:s/></text:span><text:span text:style-name="T4">Journal of Proteome Research </text:span><text:span text:style-name="T30"><text:s/></text:span><text:span text:style-name="T21">2013</text:span><text:span text:style-name="T32">, 12:5742</text:span><text:span text:style-name="T76">–</text:span><text:span text:style-name="T32">9.</text:span></text:p>
      <text:p text:style-name="P48"><text:span text:style-name="T18">Metriculator: quality assessment for mass spectrometry-based proteomics</text:span>. Taylor RM, Dance J, Taylor RJ, Prince JT. Bioinformatics <text:s/><text:span text:style-name="T18">2013</text:span>, 29:2948<text:span text:style-name="T76">–</text:span>9.</text:p>
      <text:p text:style-name="P47"><text:soft-page-break/><text:span text:style-name="T23">Controlling for confounding variables in MS-omics protocol: why modularity matters.</text:span><text:span text:style-name="T22"> </text:span><text:span text:style-name="T23">Smith R, Ventura D, Prince JT. </text:span><text:span text:style-name="T33">Smith R, Ventura D, Prince JT. </text:span><text:span text:style-name="T6">Briefings in Bioinformatics </text:span><text:span text:style-name="T33"><text:s/></text:span><text:span text:style-name="T23">201</text:span><text:span text:style-name="T24">4</text:span><text:span text:style-name="T36">, <text:s/>15:768</text:span><text:span text:style-name="T76">–</text:span><text:span text:style-name="T36">70.</text:span><text:span text:style-name="T33"> </text:span></text:p>
      <text:p text:style-name="P40"><text:span text:style-name="T46">Rubabel: Wrapping OpenBabel with Ruby</text:span><text:span text:style-name="T18">. <text:s/>Smith R, Williamson R, Ventura D, Prince JT. </text:span><text:span text:style-name="T3">Journal of Cheminformatics </text:span><text:span text:style-name="T29"><text:s/></text:span><text:span text:style-name="T23">2013</text:span><text:span text:style-name="T33">, 5:35. </text:span></text:p>
      <text:p text:style-name="P47"><text:span text:style-name="T18">Statistical Agglomeration: Peak Summarization for Direct Infusion Lipidomics. </text:span><text:span text:style-name="T29">Smith R, Anthonymuthu TS, Ventura D, Prince JT. </text:span><text:span text:style-name="T3">Bioinformatics </text:span><text:span text:style-name="T29"><text:s/></text:span><text:span text:style-name="T20">2013</text:span><text:span text:style-name="T31">, 29:2445</text:span><text:span text:style-name="T76">–</text:span><text:span text:style-name="T31">51.</text:span></text:p>
      <text:p text:style-name="P47"><text:span text:style-name="T18">Resolving Double Disulfide Bond Patterns in SNAP25B Using Liquid Chromatography-Ion Trap Mass Spectrometry. </text:span><text:span text:style-name="T29">Ogawa N, Taylor RM, Woodbury DJ, Prince JT. <text:s/></text:span><text:span text:style-name="T3">Journal of Mass Spectrometry </text:span><text:span text:style-name="T29"><text:s/></text:span><text:span text:style-name="T20">2013</text:span><text:span text:style-name="T31">, 48:660</text:span><text:span text:style-name="T76">–</text:span><text:span text:style-name="T31">8.</text:span></text:p>
      <text:p text:style-name="P47"><text:span text:style-name="T18">Novel Algorithms and the Benefits of Comparative Validation . </text:span><text:span text:style-name="T29">Smith R, Ventura D, Prince JT. <text:s/></text:span><text:span text:style-name="T3">Bioinformatics </text:span><text:span text:style-name="T29"><text:s/></text:span><text:span text:style-name="T19">2013</text:span><text:span text:style-name="T30">, 29:1583</text:span><text:span text:style-name="T76">–</text:span><text:span text:style-name="T30">5.</text:span></text:p>
      <text:p text:style-name="P47"><text:span text:style-name="T17">Integrating shotgun proteomics and mRNA expression data to improve protein identification.</text:span> Ramakrishnan SR, Vogel C, Prince JT, Li Z, Penalva LO, Myers M, Marcotte EM, Miranker DP, Wang R. <text:span text:style-name="Emphasis">Bioinformatics </text:span><text:s/><text:span text:style-name="T17">2009</text:span>, <text:span text:style-name="Emphasis"><text:span text:style-name="T44">25:</text:span></text:span>1397<text:span text:style-name="T76">–</text:span>403.</text:p>
      <text:p text:style-name="P47"><text:span text:style-name="T17">mspire: Mass spectrometry proteomics in Ruby.</text:span> Prince JT and Marcotte EM. <text:span text:style-name="Emphasis">Bioinformatics </text:span><text:s/><text:span text:style-name="T17">2008</text:span>, <text:span text:style-name="Emphasis"><text:span text:style-name="T44">24:</text:span></text:span>2796<text:span text:style-name="T76">–</text:span>7.</text:p>
      <text:p text:style-name="P47"><text:span text:style-name="T17">Chromatographic alignment of ESI-LC-MS datasets by bijective interpolated dynamic time warping.</text:span> Prince JT and Marcotte EM. <text:span text:style-name="Emphasis">Analytical Chemistry </text:span><text:s/><text:span text:style-name="T17">2006</text:span>, <text:span text:style-name="Emphasis"><text:span text:style-name="T44">78</text:span></text:span><text:span text:style-name="Emphasis">:</text:span>6140<text:span text:style-name="T76">–</text:span>52.</text:p>
      <text:p text:style-name="P47"><text:span text:style-name="T17">A fast course filtering method for peptide identification by mass spectrometry.</text:span> Ramakrishnan SR, Rui M, Nakorchevskiy AA, Prince JT, Willard WS, Xu W, Marcotte EM, Miranker DP. <text:span text:style-name="Emphasis">Bioinformatics </text:span><text:s/><text:span text:style-name="T17">2006</text:span>, <text:span text:style-name="Emphasis"><text:span text:style-name="T44">22:</text:span></text:span>1524<text:span text:style-name="T76">–</text:span>31.</text:p>
      <text:p text:style-name="P47"><text:span text:style-name="T17">Mass spectrometry of the M. smegmatis proteome: protein expression levels correlate with function, operons, and codon bias.</text:span> Wang R, Prince JT, Graham DE, Marcotte EM. <text:span text:style-name="Emphasis">Genome Research </text:span><text:s/><text:span text:style-name="T17">2005</text:span>, <text:span text:style-name="Emphasis"><text:span text:style-name="T44">15:</text:span></text:span>1118<text:span text:style-name="T76">–</text:span>26.</text:p>
      <text:p text:style-name="P47"><text:span text:style-name="T17">The need for a public proteomics repository.</text:span> Prince JT, Carlson MW, Wang R, Lu P, Marcotte EM. <text:span text:style-name="Emphasis">Nature Biotechnology <text:s/></text:span><text:span text:style-name="T17">2004</text:span>, <text:span text:style-name="Emphasis"><text:span text:style-name="T44">22:</text:span></text:span>471<text:span text:style-name="T76">–</text:span>2.</text:p>
      <text:h text:style-name="P51" text:outline-level="2">Peer Reviewed <text:span text:style-name="T101">Computationa</text:span><text:span text:style-name="T105">l</text:span><text:span text:style-name="T101"> </text:span><text:span text:style-name="T105">Application</text:span><text:span text:style-name="T120"> P</text:span><text:span text:style-name="T119">ublications</text:span> <text:span text:style-name="T118">(11)</text:span></text:h>
      <text:p text:style-name="P70"><text:span text:style-name="T118">These publications are focused primarily on </text:span>the elucidation of biological phenomena, but they demonstrate application of <text:span text:style-name="T118">computational methods </text:span>(typically in the analysis of mass spectrometry data).</text:p>
      <text:p text:style-name="P45"><text:span text:style-name="T59">Imbalanced sphingolipid signaling is maintained as a core proponent of a cancerous phenotype in spite of metabolic pressure and epigenetic drift.</text:span><text:span text:style-name="T52"> </text:span><text:span text:style-name="T69"><text:s/>Speirs MMP, Swensen AC, Chan TY, Jones PM, Holman JC, Harris MB, Maschek JA, Cox JE, Carson RH, Hill JT, Andersen JL, Prince JT, Price JC. <text:s/></text:span><text:span text:style-name="T9">Front</text:span><text:span text:style-name="T15">iers in</text:span><text:span text:style-name="T9"> </text:span><text:span text:style-name="T16">Oncotarget</text:span><text:span text:style-name="T69"> <text:s/></text:span><text:span text:style-name="T53">201</text:span><text:span text:style-name="T62">9</text:span><text:span text:style-name="T70">, </text:span><text:span text:style-name="T81">10</text:span><text:span text:style-name="T80">:</text:span><text:span text:style-name="T81">449–79</text:span><text:span text:style-name="T76">.</text:span></text:p>
      <text:p text:style-name="P43"><text:soft-page-break/><text:span text:style-name="T59">Yersinia pseudotuberculosis BarA-UvrY Two-Component Regulatory System Represses Biofilms via CsrB.</text:span><text:span text:style-name="T52"> </text:span><text:span text:style-name="T69"><text:s/>Schachterle JK, Stewart RM, Schachterle MB, Calder JT, Kang H, Prince JT, Erickson DL. <text:s/></text:span><text:span text:style-name="T9">Front</text:span><text:span text:style-name="T15">iers in</text:span><text:span text:style-name="T9"> Cell</text:span><text:span text:style-name="T15">ular</text:span><text:span text:style-name="T9"> Infect</text:span><text:span text:style-name="T15">ion</text:span><text:span text:style-name="T9"> Microbiol</text:span><text:span text:style-name="T15">ogy</text:span><text:span text:style-name="T69"> <text:s/></text:span><text:span text:style-name="T53">201</text:span><text:span text:style-name="T61">8</text:span><text:span text:style-name="T70">, </text:span><text:span text:style-name="T80">8:323</text:span><text:span text:style-name="T76">.</text:span></text:p>
      <text:p text:style-name="P46"><text:span text:style-name="T59">Whole blood and urine bioactive Hepcidin-25 determination using liquid chromatography mass spectrometry.</text:span><text:span text:style-name="T52"> </text:span><text:span text:style-name="T69"><text:s/></text:span><text:span text:style-name="T76">Swensen AC, Finnell JG, Matias C, Gross AJ, Prince JT, Watt RK, Price JC</text:span><text:span text:style-name="T69">. <text:s/></text:span><text:span text:style-name="T12">Analytical Biochemistry</text:span><text:span text:style-name="T71"> <text:s/></text:span><text:span text:style-name="T53">201</text:span><text:span text:style-name="T59">7</text:span><text:span text:style-name="T70">, </text:span><text:span text:style-name="T76">517:23–30.</text:span></text:p>
      <text:p text:style-name="P46"><text:span text:style-name="T55">Structures of the Gβ-CCT and PhLP1-Gβ-CCT complexes reveal a mechanism for G-protein β-subunit folding and Gβγ dimer assembly.</text:span><text:span text:style-name="T52"> </text:span><text:span text:style-name="T69"><text:s/></text:span><text:span text:style-name="T72">Plimpton RL, Cuéllar J, Lai CW, Aoba T, Makaju A, Franklin S, Mathis AD, Prince JT, Carrascosa JL, Valpuesta JM, Willardson BM.</text:span><text:span text:style-name="T69"> </text:span><text:span text:style-name="T11">Proceedings of the National Academy of Sciences of the United States of America</text:span><text:span text:style-name="T72"> <text:s/></text:span><text:span text:style-name="T53">2015</text:span><text:span text:style-name="T70">, </text:span><text:span text:style-name="T72">112:2413</text:span><text:span text:style-name="T76">–</text:span><text:span text:style-name="T72">8</text:span><text:span text:style-name="T71">.</text:span></text:p>
      <text:p text:style-name="P46"><text:span text:style-name="T46">The </text:span><text:span text:style-name="T54">g</text:span><text:span text:style-name="T46">enomes, </text:span><text:span text:style-name="T54">p</text:span><text:span text:style-name="T46">roteomes and </text:span><text:span text:style-name="T54">s</text:span><text:span text:style-name="T46">tructure of </text:span><text:span text:style-name="T54">t</text:span><text:span text:style-name="T46">hree </text:span><text:span text:style-name="T54">n</text:span><text:span text:style-name="T46">ovel </text:span><text:span text:style-name="T54">p</text:span><text:span text:style-name="T46">hages that </text:span><text:span text:style-name="T54">i</text:span><text:span text:style-name="T46">nfect the Bacillus </text:span><text:span text:style-name="T54">c</text:span><text:span text:style-name="T46">ereus </text:span><text:span text:style-name="T54">g</text:span><text:span text:style-name="T46">roup and </text:span><text:span text:style-name="T54">c</text:span><text:span text:style-name="T46">arry </text:span><text:span text:style-name="T54">p</text:span><text:span text:style-name="T46">utative </text:span><text:span text:style-name="T54">v</text:span><text:span text:style-name="T46">irulence </text:span><text:span text:style-name="T54">f</text:span><text:span text:style-name="T46">actors.</text:span><text:span text:style-name="T52"> </text:span><text:span text:style-name="T69"><text:s/></text:span><text:span text:style-name="T64">Grose JH, Belnap DM, Jensen JD, Mathis AD, Prince JT, Merrill B, Burnett SH, Breakwell DP</text:span><text:span text:style-name="T69">. <text:s/></text:span><text:span text:style-name="T9">Journal of </text:span><text:span text:style-name="T3">Virology</text:span><text:span text:style-name="T9"> </text:span><text:span text:style-name="T52"><text:s/>2014, </text:span><text:span text:style-name="T71">88:11846</text:span><text:span text:style-name="T76">–</text:span><text:span text:style-name="T71">60.</text:span></text:p>
      <text:p text:style-name="P42"><text:span text:style-name="T52">Insulin increases ceramide synthesis in skeletal muscle. </text:span><text:span text:style-name="T69"><text:s/>Hansen ME, Tippetts TS, Anderson MC, Holub ZE, Moulton ER, Swensen AC, Prince JT, Bikman BT. <text:s/></text:span><text:span text:style-name="T9">Journal of Diabetes Research</text:span><text:span text:style-name="T52"> <text:s/>2014, </text:span><text:span text:style-name="T69">2014:765784.</text:span></text:p>
      <text:p text:style-name="P47"><text:span text:style-name="T50">A Comprehensive </text:span><text:span text:style-name="T57">p</text:span><text:span text:style-name="T50">rotein-protein </text:span><text:span text:style-name="T57">i</text:span><text:span text:style-name="T50">nteractome for </text:span><text:span text:style-name="T57">y</text:span><text:span text:style-name="T50">east PAS </text:span><text:span text:style-name="T57">k</text:span><text:span text:style-name="T50">inase 1 </text:span><text:span text:style-name="T57">r</text:span><text:span text:style-name="T50">eveals </text:span><text:span text:style-name="T57">d</text:span><text:span text:style-name="T50">irect </text:span><text:span text:style-name="T57">i</text:span><text:span text:style-name="T50">nhibition of </text:span><text:span text:style-name="T57">r</text:span><text:span text:style-name="T50">espiration </text:span><text:span text:style-name="T57">t</text:span><text:span text:style-name="T50">hrough the </text:span><text:span text:style-name="T57">p</text:span><text:span text:style-name="T50">hosphorylation of Cbf1. </text:span><text:span text:style-name="T67">DeMille D, Bikman BT, Mathis AD, Prince JT, Mackay JT, Sowa SW, Hall TD, Grose JH. </text:span><text:span text:style-name="T50"><text:s/></text:span><text:span text:style-name="T7">Molecular Biology of the Cell </text:span><text:span text:style-name="T50"><text:s/>2014</text:span><text:span text:style-name="T67">,</text:span><text:span text:style-name="T50"> </text:span><text:span text:style-name="T74">25:2199</text:span><text:span text:style-name="T76">–</text:span><text:span text:style-name="T74">215.</text:span></text:p>
      <text:p text:style-name="P46"><text:span text:style-name="T48">Programmed Cell Death Protein 5 Interacts with the Cytosolic Chaperonin CCT to Regulate β-tubulin Folding.</text:span><text:span text:style-name="T65"> </text:span><text:span text:style-name="T66">Tracy CM, Gray AJ, Cuellar J, Shaw TS, Howlett AC, Taylor RM, Prince JT, Ahn NG, Valpuesta JM, Willardson BM</text:span><text:span text:style-name="T65">. </text:span><text:span text:style-name="T5">The Journal of Biological Chemistry </text:span><text:span text:style-name="T66"><text:s/></text:span><text:span text:style-name="T48">201</text:span><text:span text:style-name="T49">4</text:span><text:span text:style-name="T66">,</text:span><text:span text:style-name="T69"> 289:4490</text:span><text:span text:style-name="T76">–</text:span><text:span text:style-name="T69">502</text:span><text:span text:style-name="T66">.</text:span></text:p>
      <text:p text:style-name="P46"><text:span text:style-name="T60">Mitochondrial fission mediates ceramide-induced metabolic disruption in skeletal muscle</text:span><text:span text:style-name="T48">. </text:span><text:span text:style-name="T77">Smith ME, Tippetts TS, Brassfield ES, Tucker BJ, Ockey A, Swensen AC, Anthonymuthu TS, Washburn TD, Kane DA, Prince JT, Bikman BT. Biochem</text:span><text:span text:style-name="T78">ical</text:span><text:span text:style-name="T77"> J</text:span><text:span text:style-name="T78">ournal</text:span><text:span text:style-name="T77"> <text:s/></text:span><text:span text:style-name="T60">2013</text:span><text:span text:style-name="T77"> 456:427</text:span><text:span text:style-name="T76">–</text:span><text:span text:style-name="T77">39.</text:span></text:p>
      <text:p text:style-name="P42"><text:span text:style-name="T84">AICAR Inhibits Ceramide Biosynthesis in Skeletal Muscle. </text:span><text:span text:style-name="T85">Erickson KA, Smith ME, Anthonymuthu TS, Evanson MJ, Brassfield ES, Hodson AE, Bressler MA, Tucker BJ, Thatcher MO, Prince JT, Hancock CR and Bikman BT. <text:s/></text:span><text:span text:style-name="T83">Diabetology &amp; Metabolic Syndrome </text:span><text:span text:style-name="T85"><text:s/></text:span><text:span text:style-name="T60"><text:s/>2012</text:span><text:span text:style-name="T77">,</text:span><text:span text:style-name="T60"> </text:span><text:span text:style-name="T77">4:45.</text:span></text:p>
      <text:p text:style-name="P46"><text:span text:style-name="T60">Sequence and structural characterization of great salt lake bacteriophage CW02, a member of the T7-like supergroup.</text:span><text:span text:style-name="T77"> Shen PS, Domek MJ, Sanz-García E, Makaju A, Taylor RM, Hoggan R, Culumber MD, Oberg CJ, Breakwell DP, Prince JT, Belnap DM. </text:span><text:span text:style-name="T13">J Virol</text:span><text:span text:style-name="T14">ogy </text:span><text:span text:style-name="T13"><text:s/></text:span><text:span text:style-name="T60">2012</text:span><text:span text:style-name="T77"> 86:7907</text:span><text:span text:style-name="T76">–</text:span><text:span text:style-name="T77">17.</text:span></text:p>
      <text:h text:style-name="Heading_20_2" text:outline-level="2"><text:soft-page-break/><text:span text:style-name="T116">Computationally Related </text:span>Presentations</text:h>
      <text:p text:style-name="P62"><text:span text:style-name="T27">Enterprise software development from a biochemistry professor’s point of view.</text:span><text:span text:style-name="T18"> </text:span><text:span text:style-name="T102">JT Prince</text:span><text:span text:style-name="T29">. </text:span><text:span text:style-name="T41">University of Montana Computer Science Department</text:span><text:span text:style-name="T29">. </text:span><text:span text:style-name="T46">201</text:span><text:span text:style-name="T63">9</text:span><text:span text:style-name="T29">, </text:span><text:span text:style-name="T41">Sep. (invited)</text:span></text:p>
      <text:p text:style-name="HANGING_5f_INDENT_5f_SS"><text:span text:style-name="T18">Definitive Network Reconstruction of the Yeast PAS Kinase Network via Mass Spectrometry Proteomics and Phosphoproteomics.</text:span> A Mathis, TS Anthonymuthu, S Morley, T Southwick, D DeMille, J Grose, J Adebayo, S Warnick, <text:span text:style-name="T101">JT Prince</text:span>. US Human Proteome Organization Conference. <text:span text:style-name="T46">2012</text:span>, Mar.</text:p>
      <text:p text:style-name="HANGING_5f_INDENT_5f_SS"><text:span text:style-name="T18">Metriculator:Quality Assessment for Mass Spectrometry Based Proteomics.</text:span> <text:span text:style-name="T101">RM Taylor</text:span>, J Dance, JT Prince. US Human Proteome Organization Conference. <text:span text:style-name="T46">2012</text:span>, Mar.</text:p>
      <text:p text:style-name="HANGING_5f_INDENT_5f_SS"><text:span text:style-name="T17">The Dynamic Proteome: Capturing proteome-wide protein-protein interactions.</text:span> <text:s/><text:span text:style-name="Emphasis">BYU Microbiology &amp; Molecular Biology Seminar.</text:span> <text:span text:style-name="T17">2010</text:span>, Oct. (invited)</text:p>
      <text:p text:style-name="HANGING_5f_INDENT_5f_SS"><text:span text:style-name="T17">The Open Proteomics Database (OPD) and publishing mass spectrometry based protein identifications.</text:span> <text:s/><text:span text:style-name="Emphasis">The Paris Committee on Guidelines for Proteomic Data Publication. </text:span><text:span text:style-name="Emphasis"><text:span text:style-name="T45">2005</text:span></text:span><text:span text:style-name="Emphasis"><text:span text:style-name="T44">, May.</text:span></text:span><text:span text:style-name="Emphasis"> </text:span><text:span text:style-name="Emphasis"><text:span text:style-name="T44">(invited)</text:span></text:span></text:p>
      <text:h text:style-name="Heading_20_2" text:outline-level="2"><text:span text:style-name="T116">Computationally Related </text:span>Poster<text:span text:style-name="T116">s</text:span></text:h>
      <text:p text:style-name="P56"><text:span text:style-name="T17">Label-Free Inter-Smple Replicate Similarity Metrics for LC-MS Data Using Intra-Sample Information. </text:span><text:span text:style-name="T102">Smith R</text:span><text:span text:style-name="T29">, Ventura D, Prince JT. </text:span><text:span text:style-name="T3">61</text:span><text:span text:style-name="T106">St</text:span><text:span text:style-name="T3"> American Society for Mass Spectrometry Conference.</text:span><text:span text:style-name="T28"> </text:span><text:span text:style-name="T18">2013</text:span><text:span text:style-name="T29">, Jun.</text:span></text:p>
      <text:p text:style-name="P56"><text:span text:style-name="T28">Robust Lipid Fragmentation Modeling to Identify Global Lipid Changes during Epithelial-Mesenchymal Transition (EMT). </text:span><text:span text:style-name="T29">Coutu B, Alexander K, Hansen M, </text:span><text:span text:style-name="T102">Prince JT</text:span><text:span text:style-name="T29">. </text:span><text:span text:style-name="T3">61</text:span><text:span text:style-name="T106">St</text:span><text:span text:style-name="T3"> American Society for Mass Spectrometry Conference.</text:span><text:span text:style-name="T28"> </text:span><text:span text:style-name="T18">2013</text:span><text:span text:style-name="T29">, Jun.</text:span></text:p>
      <text:p text:style-name="HANGING_5f_INDENT_5f_SS"><text:span text:style-name="T17">Novel Reconstruction of the Per-ARNT-Sim Kinase Network via Mass Spectrometry. <text:s/></text:span><text:span text:style-name="T102">Mathis </text:span><text:span text:style-name="T103">A</text:span><text:span text:style-name="T29">, Anthonymuthu </text:span><text:span text:style-name="T34">TS</text:span><text:span text:style-name="T29">, Morley </text:span><text:span text:style-name="T34">S</text:span><text:span text:style-name="T29">, Southwick </text:span><text:span text:style-name="T34">T</text:span><text:span text:style-name="T29">, Taylor </text:span><text:span text:style-name="T34">RM</text:span><text:span text:style-name="T29">, DeMille </text:span><text:span text:style-name="T34">D</text:span><text:span text:style-name="T29">, Adebayo </text:span><text:span text:style-name="T34">J</text:span><text:span text:style-name="T29">, Chetty </text:span><text:span text:style-name="T34">V</text:span><text:span text:style-name="T29">, Grose </text:span><text:span text:style-name="T34">J</text:span><text:span text:style-name="T29">, Warnick </text:span><text:span text:style-name="T34">S</text:span><text:span text:style-name="T29">, Prince </text:span><text:span text:style-name="T34">JT</text:span><text:span text:style-name="T29">. World HUPO Congress. </text:span><text:span text:style-name="T18">2012</text:span><text:span text:style-name="T29">, Sep.</text:span></text:p>
      <text:p text:style-name="HANGING_5f_INDENT_5f_SS"><text:span text:style-name="T17">Development of an Efficient, Integrated Proteomic Search Engine “Corymb”. </text:span><text:span text:style-name="T29">D Shah, </text:span><text:span text:style-name="T102">J Pagaduan</text:span><text:span text:style-name="T29">, J Clegg, RM Taylor, JT Prince. World HUPO Congress. </text:span><text:span text:style-name="T18">2012</text:span><text:span text:style-name="T29">, Sep.</text:span></text:p>
      <text:p text:style-name="HANGING_5f_INDENT_5f_SS"><text:span text:style-name="T17">Mspire-Simulator: LC-MS Simulator for Creating Realistic Gold Standard Data</text:span><text:span text:style-name="T29">. Noyce </text:span><text:span text:style-name="T34">AB</text:span><text:span text:style-name="T29">, Dalglei</text:span><text:bookmark text:name="_GoBack1"/><text:span text:style-name="T29">sh </text:span><text:span text:style-name="T34">J</text:span><text:span text:style-name="T29">, Taylor </text:span><text:span text:style-name="T34">RM</text:span><text:span text:style-name="T29">, Erb </text:span><text:span text:style-name="T34">KC</text:span><text:span text:style-name="T29">, Okuda </text:span><text:span text:style-name="T34">N </text:span><text:span text:style-name="T29">and </text:span><text:span text:style-name="T102">Prince </text:span><text:span text:style-name="T103">JT</text:span><text:span text:style-name="T29">. World HUPO Congress. <text:tab/></text:span><text:span text:style-name="T18">2012</text:span><text:span text:style-name="T29">, Sep.</text:span></text:p>
      <text:p text:style-name="HANGING_5f_INDENT_5f_SS"><text:span text:style-name="T17">Measure and Model the Dynamic Proteome.</text:span> <text:span text:style-name="T101">Prince JT</text:span>. <text:span text:style-name="Emphasis">LDS Life Science Research Symposium.</text:span> <text:span text:style-name="T17">2010</text:span>, Jul.</text:p>
      <text:p text:style-name="HANGING_5f_INDENT_5f_SS"><text:span text:style-name="T17">Concatenated or Separate?: Using sample bias validation to decide between competing database search strategies and meta-engines.</text:span> <text:span text:style-name="T101">Prince JT</text:span>, Marcotte EM. <text:span text:style-name="Emphasis">56th American Society of Mass Spectrometry Conference.</text:span> <text:span text:style-name="T17">2008</text:span>, Jun.</text:p>
      <text:p text:style-name="HANGING_5f_INDENT_5f_SS"><text:span text:style-name="T17">Bias in Large Scale Mass Spectrometry Proteomics Protein/Peptide Identification Error Estimates.</text:span> <text:span text:style-name="T101">Prince JT</text:span>, Marcotte EM. <text:span text:style-name="Emphasis">Keystone Symposium (Cell Signaling and Proteomics).</text:span> <text:span text:style-name="T17">2007</text:span>, Mar.</text:p>
      <text:p text:style-name="HANGING_5f_INDENT_5f_SS"><text:span text:style-name="T17">Chromatographic Alignment of Multi-Dimensional Mass Spectra using Interpolated Dynamic Time Warping.</text:span> <text:tab/><text:span text:style-name="T101">Prince JT</text:span>, Marcotte EM. <text:span text:style-name="Emphasis">53rd American Society of Mass Spectrometry Conference.</text:span> <text:span text:style-name="T17">2005</text:span>, Jun.</text:p>
      <text:p text:style-name="HANGING_5f_INDENT_5f_SS"><text:span text:style-name="T17">Analysis and Identification of Proteins in Human Placental Mitochondria.</text:span> <text:span text:style-name="T101">Prince JT</text:span>, Fuqua B, Johnson J, Marcotte EM. <text:span text:style-name="Emphasis">Keystone Symposium (Proteomics and Applications).</text:span> <text:span text:style-name="T17">2003</text:span>, Mar.</text:p>
      <text:h text:style-name="P53" text:outline-level="2"><text:soft-page-break/>Courses Taught</text:h>
      <text:p text:style-name="P69">Student ratings range from 1– 8 where 1 is “exceptionally poor”, 6 is “good”, 7 is “very good”, and 8 is “exceptionally good”. Ratings are listed as (course/instructor).</text:p>
      <text:p text:style-name="P58"><text:span text:style-name="T17">CHEM689R.</text:span> Computational Proteomics (Graduate <text:span text:style-name="T135">lvl </text:span>Special Topics) <text:span text:style-name="T135">(1 time: 7.0/7.5)</text:span></text:p>
      <text:p text:style-name="P59"><text:span text:style-name="T17">CHEM391.</text:span> Technical W<text:span text:style-name="T135">ritin</text:span>g for Chemists and Biochemists <text:span text:style-name="T135">(</text:span>3 <text:span text:style-name="T129">times: 6.8/7.5, 7.5/7.8, 7.1/7.9)</text:span></text:p>
      <text:p text:style-name="P59"><text:span text:style-name="T17">CHEM481.</text:span> Biochemistry <text:span text:style-name="T135">(3 times: 6.7/7.2 most recently)</text:span></text:p>
      <text:p text:style-name="P68"><text:span text:style-name="T18">4.2</text:span> of 5 <text:span text:style-name="T128">on</text:span> <text:a xlink:type="simple" xlink:href="https://www.ratemyprofessors.com/ShowRatings.jsp?tid=1664511" text:style-name="Internet_20_link" text:visited-style-name="Visited_20_Internet_20_Link">rate my professors</text:a></text:p>
      <text:h text:style-name="Heading_20_2" text:outline-level="2">Leadership, Societies &amp; Review</text:h>
      <text:p text:style-name="HANGING_5f_INDENT_5f_SS"><text:span text:style-name="T18">Reviewer (ad-hoc), Bioinformatics.</text:span> <text:span text:style-name="T29">2011 – </text:span><text:span text:style-name="T37">2014</text:span>.</text:p>
      <text:p text:style-name="HANGING_5f_INDENT_5f_SS"><text:span text:style-name="T18">Reviewer (ad-hoc), Analytical Chemistry.</text:span> <text:span text:style-name="T29">2011 – </text:span><text:span text:style-name="T37">2014</text:span>.</text:p>
      <text:p text:style-name="HANGING_5f_INDENT_5f_SS"><text:span text:style-name="T18">Reviewer (ad-hoc), Journal of Proteome Research.</text:span> <text:span text:style-name="T29">2011 – </text:span><text:span text:style-name="T37">2014</text:span>.</text:p>
      <text:p text:style-name="HANGING_5f_INDENT_5f_SS"><text:span text:style-name="T18">Co-Founder and Co-Director of SciRuby and Vice President of Ruby Science Foundation.</text:span> <text:s/><text:span text:style-name="T29">2011 – </text:span><text:span text:style-name="T38">2014</text:span>.</text:p>
      <text:p text:style-name="HANGING_5f_INDENT_5f_SS"><text:span text:style-name="T18">Member, Human Proteome Organization. </text:span><text:span text:style-name="T29">2011 – </text:span><text:span text:style-name="T37">2014</text:span>.</text:p>
      <text:p text:style-name="HANGING_5f_INDENT_5f_SS"><text:span text:style-name="T18">Member, U.S. Human Proteome Organization.</text:span> <text:span text:style-name="T29">2010 – </text:span><text:span text:style-name="T37">2014</text:span>.</text:p>
      <text:p text:style-name="HANGING_5f_INDENT_5f_SS"><text:span text:style-name="T17">Member, Colorado Biological Mass Spectrometry Society. </text:span>2008 – 2010.</text:p>
      <text:p text:style-name="HANGING_5f_INDENT_5f_SS"><text:span text:style-name="T17">Member, American Society for Mass Spectrometry. </text:span>2005 – 2006.</text:p>
      <text:p text:style-name="HANGING_5f_INDENT_5f_SS"><text:span text:style-name="T17">Founder, Cell and Molecular Biology Graduate Student Association. </text:span>2004. <text:s/>University of Texas, Austin, Texas.</text:p>
      <text:p text:style-name="HANGING_5f_INDENT_5f_SS"><text:span text:style-name="T17">Member, Society for Computational Biology. </text:span>2002 – 2005. <text:s/>University of Texas, Austin, Texas.</text:p>
      <text:p text:style-name="HANGING_5f_INDENT_5f_SS"><text:span text:style-name="T17">Member, Golden Key National Honor Society. </text:span>2000 – Present.</text:p>
      <text:p text:style-name="HANGING_5f_INDENT_5f_SS"><text:span text:style-name="T18">Vice President, Health Occupations Students of America. </text:span>1999 – 2000. <text:s/>Brigham Young University Chapter, Provo, Utah.</text:p>
      <text:h text:style-name="Heading_20_2" text:outline-level="2">Honors &amp; Awards</text:h>
      <text:p text:style-name="P61"><text:span text:style-name="T26">Whitney M. Young Jr.</text:span><text:span text:style-name="T29"> </text:span><text:span text:style-name="T40">2008</text:span><text:span text:style-name="T29">. </text:span><text:span text:style-name="T40">Capitol Area Council</text:span><text:span text:style-name="T29">, </text:span><text:span text:style-name="T40">Austin</text:span><text:span text:style-name="T29">, </text:span><text:span text:style-name="T40">Texas</text:span><text:span text:style-name="T29">. <text:s/></text:span><text:span text:style-name="T43">For </text:span><text:span text:style-name="T159">“</text:span><text:span text:style-name="T144">outstanding service by an adult individual … for demonstrated involvement in the development and implementation of Scouting opportunities for youth from … low-income urban backgrounds.”</text:span></text:p>
      <text:p text:style-name="HANGING_5f_INDENT_5f_SS"><text:span text:style-name="T17">Department of Energy Scholarship (Proteomics and Applica</text:span><text:span text:style-name="T18">tions).</text:span><text:span text:style-name="T29"> </text:span>2003. <text:s/>Keystone Symposium, Keystone, Colorado.</text:p>
      <text:p text:style-name="HANGING_5f_INDENT_5f_SS"><text:span text:style-name="T18">ICMB Research Assistantship.</text:span> 2001. <text:s/>Institute for Cellular and Molecular Biology, University of Texas, Austin, Texas.</text:p>
      <text:p text:style-name="HANGING_5f_INDENT_5f_SS"><text:span text:style-name="T18">ICMB Graduate Fellowship Award</text:span> (Supplementary). 2001 – 2005. <text:s/>Institute for Cellular and Molecular Biology, University of Texas, Austin, Texas.</text:p>
      <text:p text:style-name="HANGING_5f_INDENT_5f_SS"><text:span text:style-name="T18">Cancer Research Center Summer Fellowship.</text:span> 1999. <text:s/>Brigham Young University, Provo, Utah.</text:p>
      <text:p text:style-name="HANGING_5f_INDENT_5f_SS"><text:span text:style-name="T18">Office of Research and Creative Activities Scholarship.</text:span> 1999. <text:s/>Brigham Young University, Provo, Utah.</text:p>
      <text:p text:style-name="HANGING_5f_INDENT_5f_SS"><text:span text:style-name="T18">Trustees Scholarship</text:span> (Full Tuition). 1994. <text:s/>Brigham Young University, Provo, Utah.</text:p>
      <text:p text:style-name="HANGING_5f_INDENT_5f_SS"><text:span text:style-name="T18">National Merit Scholarship.</text:span> 1994. <text:s/>Manor High School, Manor, Texas.</text:p>
      <text:p text:style-name="HANGING_5f_INDENT_5f_SS"><text:span text:style-name="T18">Robert Byrd Scholarship.</text:span> 1994. <text:s/>Manor High School, Manor, Texas.</text:p>
      <text:p text:style-name="HANGING_5f_INDENT_5f_SS"><text:span text:style-name="T18">Applied Materials Scholarship.</text:span> 1994. <text:s/>Manor High School, Manor, Texas.</text:p>
      <text:p text:style-name="HANGING_5f_INDENT_5f_SS"><text:span text:style-name="T18">1st in High School Class.</text:span> 1994. <text:s/>Manor High School, Manor, Texas.</text:p>
      <text:p text:style-name="HANGING_5f_INDENT_5f_SS"><text:span text:style-name="T18">Eagle Scout Award.</text:span> 1993. <text:s/>Boy Scouts of America, Baton Rouge, Louisiana.</text:p>
      <text:h text:style-name="Heading_20_2" text:outline-level="2"><text:soft-page-break/>Professional Development</text:h>
      <text:p text:style-name="P63"><text:span text:style-name="T93">Intro to Machine Learning: Language Processing.</text:span><text:span text:style-name="T18"> </text:span><text:span text:style-name="T94">2019. Dec.</text:span><text:span text:style-name="T93"> </text:span><text:span text:style-name="T94">AICamp. Tensorflow, google cloud, and language interfaces.</text:span></text:p>
      <text:p text:style-name="HANGING_5f_INDENT_5f_SS"><text:span text:style-name="T18">Genomics in Education Workshop.</text:span> 2012. 14 hours. DNA Learning Center of Cold Spring Harbor Laboratory and iPlant Collaborative, held at BYU. Training on integrating wet lab and bioinformatics tools in a classroom setting.</text:p>
      <text:p text:style-name="HANGING_5f_INDENT_5f_SS"><text:span text:style-name="T18">The Art and Craft of Mixed Models.</text:span> 2011. June 15 – 17. Summer Institute of Applied Statistics, BYU.</text:p>
      <text:p text:style-name="HANGING_5f_INDENT_5f_SS"><text:span text:style-name="T18">Writing Matters Seminar.</text:span> 2011. June 20 – 24. University Writing &amp; Dept of English, BYU.</text:p>
      <text:h text:style-name="P49" text:outline-level="2">Volunteer Experience</text:h>
      <text:p text:style-name="P60"><text:span text:style-name="T18">Co-founder <text:s/></text:span><text:span text:style-name="T35">201</text:span><text:span text:style-name="T29">8</text:span><text:span text:style-name="T35"> – </text:span><text:span text:style-name="T38">20</text:span><text:span text:style-name="T42">20</text:span><text:span text:style-name="T29">. <text:s/>Community in Dialogue: Members and Former members of the Church of Jesus Christ of Latter-day Saints, BYU </text:span><text:span text:style-name="T39">Dept of Religious Education, Provo, Utah</text:span><text:span text:style-name="T29">.</text:span></text:p>
      <text:p text:style-name="P57"><text:span text:style-name="T18">Scout Leader (11yr old)</text:span> 2014 <text:span text:style-name="T29">– </text:span><text:span text:style-name="T38">2015</text:span><text:span text:style-name="T29">. <text:s/>Troop 1376, Boy Scouts of America, Provo, Utah.</text:span></text:p>
      <text:p text:style-name="HANGING_5f_INDENT_5f_SS"><text:span text:style-name="T18">Scoutmaster</text:span> <text:span text:style-name="T29">2011 – </text:span><text:span text:style-name="T35">2014</text:span><text:span text:style-name="T29">. <text:s/>Troop 1376, Boy Scouts of America, Provo, Utah.</text:span></text:p>
      <text:p text:style-name="HANGING_5f_INDENT_5f_SS"><text:span text:style-name="T17">Assistant Scoutmaster </text:span>2010. <text:s/>Troop 1376, Boy Scouts of America, Provo, Utah.</text:p>
      <text:p text:style-name="HANGING_5f_INDENT_5f_SS"><text:span text:style-name="T17">Den Leader </text:span>2008 – 2009. <text:s/>Troop 364, Boy Scouts of America,.</text:p>
      <text:p text:style-name="HANGING_5f_INDENT_5f_SS"><text:span text:style-name="T17">Scoutmaster </text:span>2002 – 2007. <text:s/>Troop 100, Boy Scouts of America, Austin, Texas.</text:p>
      <text:p text:style-name="HANGING_5f_INDENT_5f_SS"><text:span text:style-name="T17">Tutor, Organic Chemistry </text:span>Winter 1998. <text:s/>Brigham Young University, Provo, Utah.</text:p>
      <text:h text:style-name="Heading_20_2" text:outline-level="2"/>
      <text:h text:style-name="P75" text:outline-level="2"><text:bookmark text:name="Contact"/>Contact</text:h>
      <text:p text:style-name="P109">3PL Central</text:p>
      <text:p text:style-name="P110">(Headquarters)</text:p>
      <text:p text:style-name="P111">222 N. Pacific Coast Hwy., Suite 1500</text:p>
      <text:p text:style-name="P111">El Segundo, CA 90245</text:p>
      <text:p text:style-name="P111"/>
      <text:p text:style-name="P110">(Engineering)</text:p>
      <text:p text:style-name="P111">796 Pacific Drive, Suite D</text:p>
      <text:p text:style-name="P110">American Fork, UT 84003</text:p>
      <text:p text:style-name="P111"/>
      <text:p text:style-name="P5">(801) 636-4847</text:p>
      <text:p text:style-name="P5"><text:a xlink:type="simple" xlink:href="mailto:jtprince@cruxconnect.com" text:style-name="Internet_20_link" text:visited-style-name="Visited_20_Internet_20_Link"><text:span text:style-name="T121">jprince@</text:span></text:a><text:a xlink:type="simple" xlink:href="mailto:jtprince@cruxconnect.com" text:style-name="Internet_20_link" text:visited-style-name="Visited_20_Internet_20_Link"><text:span text:style-name="T154">3plcentral</text:span></text:a><text:a xlink:type="simple" xlink:href="mailto:jtprince@cruxconnect.com" text:style-name="Internet_20_link" text:visited-style-name="Visited_20_Internet_20_Link"><text:span text:style-name="T121">.com</text:span></text:a></text:p>
      <text:p text:style-name="P6"><text:a xlink:type="simple" xlink:href="mailto:jtprince@gmail.com" text:style-name="Internet_20_link" text:visited-style-name="Visited_20_Internet_20_Link">jtprince@</text:a><text:a xlink:type="simple" xlink:href="mailto:jtprince@gmail.com" text:style-name="Internet_20_link" text:visited-style-name="Visited_20_Internet_20_Link"><text:span text:style-name="T113">gmail.com</text:span></text:a></text:p>
      <text:h text:style-name="P54" text:outline-level="2">References</text:h>
      <text:p text:style-name="P17">Each of the individuals listed below have extensive experience with my work and character.</text:p>
      <text:p text:style-name="P7"/>
      <text:p text:style-name="P7"><text:span text:style-name="T18">Rob Smith, PhD</text:span> </text:p>
      <text:p text:style-name="P20">Former student and scientific collaborator</text:p>
      <text:p text:style-name="P11"><text:a xlink:type="simple" xlink:href="https://www.linkedin.com/in/robert-smith-a6622b25/" text:style-name="Internet_20_link" text:visited-style-name="Visited_20_Internet_20_Link"><text:span text:style-name="T145">Assistant Professor of Computer Science and CEO of Prime Labs</text:span></text:a></text:p>
      <text:p text:style-name="P11">(<text:a xlink:type="simple" xlink:href="https://en.wikipedia.org/wiki/National_Science_Foundation_CAREER_Awards" text:style-name="Internet_20_link" text:visited-style-name="Visited_20_Internet_20_Link">National Science </text:a><text:a xlink:type="simple" xlink:href="https://en.wikipedia.org/wiki/National_Science_Foundation_CAREER_Awards" text:style-name="Internet_20_link" text:visited-style-name="Visited_20_Internet_20_Link"><text:span text:style-name="T145">Foundation</text:span></text:a><text:a xlink:type="simple" xlink:href="https://en.wikipedia.org/wiki/National_Science_Foundation_CAREER_Awards" text:style-name="Internet_20_link" text:visited-style-name="Visited_20_Internet_20_Link"> </text:a><text:a xlink:type="simple" xlink:href="https://en.wikipedia.org/wiki/National_Science_Foundation_CAREER_Awards" text:style-name="Internet_20_link" text:visited-style-name="Visited_20_Internet_20_Link"><text:span text:style-name="T145">CAREER </text:span></text:a><text:a xlink:type="simple" xlink:href="https://en.wikipedia.org/wiki/National_Science_Foundation_CAREER_Awards" text:style-name="Internet_20_link" text:visited-style-name="Visited_20_Internet_20_Link">Award</text:a> <text:span text:style-name="T145">recipient</text:span>)</text:p>
      <text:p text:style-name="P7"><text:a xlink:type="simple" xlink:href="mailto:robert.smith@mso.umt.edu" text:style-name="Internet_20_link" text:visited-style-name="Visited_20_Internet_20_Link">robert.smith@mso.umt.edu</text:a></text:p>
      <text:p text:style-name="P7"><text:span text:style-name="T139">1-</text:span>406-243-2886</text:p>
      <text:p text:style-name="P7"/>
      <text:p text:style-name="P72">“John is a rare breed. He couples broad scientific expertise (as an expert programmer, bioinformatician, and chemist) with a personality that makes him enjoyable to work with. I've worked with John extensively on open source bioinformatics tools, academic research papers, and grants. He is probably the most clever programmer I know. Watching him solve problems is fascinating because I always learn some new technique.” <text:span text:style-name="T130">(</text:span>LinkedIn Recommendation<text:span text:style-name="T130">)</text:span></text:p>
      <text:p text:style-name="P7"/>
      <text:p text:style-name="P29">Dusty Chadwick</text:p>
      <text:p text:style-name="P21">Backend software engineering team<text:span text:style-name="T140">mate</text:span> at Doba Inc. and CruxConnect</text:p>
      <text:p text:style-name="P19"><text:a xlink:type="simple" xlink:href="https://www.linkedin.com/in/dustinchadwick/" text:style-name="Internet_20_link" text:visited-style-name="Visited_20_Internet_20_Link">AWS, Serverless Cloud architect, former CTO of Room Choice</text:a></text:p>
      <text:p text:style-name="P34"><text:a xlink:type="simple" xlink:href="mailto:me@dchadwick.com" text:style-name="Internet_20_link" text:visited-style-name="Visited_20_Internet_20_Link">me@dchadwick.com</text:a></text:p>
      <text:p text:style-name="P35">1-801-610-9855</text:p>
      <text:p text:style-name="P19"/>
      <text:p text:style-name="P74">“John is so incredibly dynamic that he naturally becomes an informative resource on just about any topic. He is never satisfied by not having fully researched a topic to the point that he understands it at an expert level. … As our lead data scientist, we regularly engaged his personality for data understanding as well as his investigational skills in helping to define our core architecture around elasticsearch and heavy data transactions. … Working with him to develop our next generation platform, it was exciting to see him build code through OOP in a way that felt organic and evolutionary. He was able to grow this codebase easily and mutate it as the platform changed.” <text:span text:style-name="T140">(LinkedIn Recommendation)</text:span></text:p>
      <text:p text:style-name="P33"/>
      <text:p text:style-name="P39">Ben Reece</text:p>
      <text:p text:style-name="P22">Former CTO of Doba In<text:span text:style-name="T143">c.</text:span></text:p>
      <text:p text:style-name="P7"><text:a xlink:type="simple" xlink:href="https://www.linkedin.com/in/benreece/" text:style-name="Internet_20_link" text:visited-style-name="Visited_20_Internet_20_Link">Sr. Software Engineer at BambooHR</text:a></text:p>
      <text:p text:style-name="P7">1-559-927-3323</text:p>
      <text:p text:style-name="P7"/>
      <text:p text:style-name="P73">“John is the man you want on your team when you need to tackle an especially challenging problem, particularly one that requires significant research. He's very thorough in his approach, and when he's happy with his solution, rest assured that it's clean, elegant, and well-presented.” <text:s/><text:span text:style-name="T130">(</text:span>LinkedIn Recommendation<text:span text:style-name="T130">)</text:span></text:p>
      <text:p text:style-name="P9"/>
      <text:p text:style-name="P112">Jeff Fischer</text:p>
      <text:p text:style-name="P23">My engineering manager at Doba Inc. and CruxConnect</text:p>
      <text:p text:style-name="P26"><text:a xlink:type="simple" xlink:href="https://www.linkedin.com/in/jefffischer/" text:style-name="Internet_20_link" text:visited-style-name="Visited_20_Internet_20_Link"><text:span text:style-name="T140">Senior Software Engineer and Engineering Manager at Crux Connect</text:span></text:a></text:p>
      <text:p text:style-name="P8">1-<text:span text:style-name="T134">801-361-5685</text:span></text:p>
      <text:p text:style-name="P13"/>
      <text:p text:style-name="P30">Jason Weir</text:p>
      <text:p text:style-name="P23">Co-worker and frequent UI pair <text:span text:style-name="T141">at Doba Inc. and CruxConnect</text:span></text:p>
      <text:p text:style-name="P27"><text:a xlink:type="simple" xlink:href="https://www.linkedin.com/in/jasonweir/" text:style-name="Internet_20_link" text:visited-style-name="Visited_20_Internet_20_Link"><text:span text:style-name="T140">Senior Software Engineer and Engineering Manager at Crux Connect</text:span></text:a></text:p>
      <text:p text:style-name="P10">1-<text:span text:style-name="T134">801-471-7163</text:span></text:p>
      <text:p text:style-name="P10"/>
      <text:p text:style-name="P31">Paul Barker</text:p>
      <text:p text:style-name="P25">CEO of the fledgling company for which I frequently perform pro-bono ETL work</text:p>
      <text:p text:style-name="P28"><text:a xlink:type="simple" xlink:href="https://www.linkedin.com/in/paulebarker/" text:style-name="Internet_20_link" text:visited-style-name="Visited_20_Internet_20_Link">CEO of XT Outfitters</text:a></text:p>
      <text:p text:style-name="P28">1-801-360-8695</text:p>
      <text:p text:style-name="P28"/>
      <text:p text:style-name="P32">Greg Burton</text:p>
      <text:p text:style-name="P24"><text:span text:style-name="T142">My </text:span>Department Chair when I left BYU</text:p>
      <text:p text:style-name="P15"><text:a xlink:type="simple" xlink:href="https://www.linkedin.com/in/greg-burton-8b78134b/" text:style-name="Internet_20_link" text:visited-style-name="Visited_20_Internet_20_Link">Professor Emeritus</text:a></text:p>
      <text:p text:style-name="P15"><text:a xlink:type="simple" xlink:href="mailto:gburton@chem.byu.edu" text:style-name="Internet_20_link" text:visited-style-name="Visited_20_Internet_20_Link">gburton@chem.byu.edu</text:a></text:p>
      <text:p text:style-name="P15"/>
      <text:p text:style-name="P16"/>
      <text:p text:style-name="P36"><text:span text:style-name="T153">I’ve had an excellent working relationship with </text:span><text:span text:style-name="T95">all of my</text:span><text:span text:style-name="T153"> supervisor</text:span><text:span text:style-name="T152">s</text:span><text:span text:style-name="T153">, colleague</text:span><text:span text:style-name="T152">s</text:span><text:span text:style-name="T153">, and co-worker</text:span><text:span text:style-name="T152">s</text:span><text:span text:style-name="T153"> and believe that I have earned their trust and respect. <text:s/></text:span><text:span text:style-name="T151">As appropriate for a given employment opportunity, f</text:span><text:span text:style-name="T153">eel free to seek a reference from anyone at any of the institutions where I’ve worked, and I am happy to provide additional referrals on reques</text:span><text:span text:style-name="T152">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Helvetica" svg:font-family="Helvetica, Arial, Sans"/>
    <style:font-face style:name="Lohit Hindi1" svg:font-family="'Lohit Hindi'"/>
    <style:font-face style:name="OpenSymbol" svg:font-family="OpenSymbol"/>
    <style:font-face style:name="Roboto" svg:font-family="Roboto, sans-serif"/>
    <style:font-face style:name="Times1" svg:font-family="Times"/>
    <style:font-face style:name="Times" svg:font-family="Times" style:font-family-generic="roman"/>
    <style:font-face style:name="Arial Unicode MS" svg:font-family="'Arial Unicode MS'" style:font-pitch="variable"/>
    <style:font-face style:name="HG Mincho Light J" svg:font-family="'HG Mincho Light J'"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Helvetica" fo:font-family="Helvetica, Arial, Sans" fo:font-size="10.8000001907349pt" style:font-name-asian="Helvetica" style:font-family-asian="Helvetica, Arial, Sans" style:font-size-asian="10.8000001907349pt" style:font-name-complex="Helvetica" style:font-family-complex="Helvetica, Arial, Sans" style:font-size-complex="10.8000001907349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402in" fo:margin-bottom="0.1in" style:contextual-spacing="false" fo:orphans="4" fo:widows="4" fo:text-indent="0in" style:auto-text-indent="false" style:page-number="auto" fo:padding="0in" fo:border="none"/>
      <style:text-properties style:font-name="Arial1" fo:font-family="Arial" style:font-style-name="Regular" style:font-family-generic="swiss" style:font-pitch="variable" fo:font-size="12pt" style:font-size-asian="10.8000001907349pt" style:font-size-complex="10.800000190734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left="-0.25in" fo:margin-right="0in" fo:margin-top="0.1201in" fo:margin-bottom="0.1201in" style:contextual-spacing="false" fo:text-indent="0in" style:auto-text-indent="false" style:page-number="auto" style:shadow="none">
        <style:tab-stops/>
        <style:drop-cap/>
      </style:paragraph-properties>
      <style:text-properties fo:font-variant="small-caps" fo:color="#800000" loext:opacity="100%" style:font-name="Palatino" fo:font-family="Palatino" style:font-style-name="Regular" style:font-family-generic="roman" style:font-pitch="variable" fo:font-size="18pt" fo:font-weight="normal"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PUBLICATION" style:family="paragraph" style:parent-style-name="Standard" style:class="text" style:master-page-name="">
      <style:paragraph-properties fo:margin-left="0.25in" fo:margin-right="0in" fo:margin-top="0in" fo:margin-bottom="0in" style:contextual-spacing="false" fo:keep-together="always" fo:text-indent="-0.25in" style:auto-text-indent="false" style:page-number="auto">
        <style:tab-stops/>
      </style:paragraph-properties>
      <style:text-properties style:font-name="Arial1" fo:font-family="Arial" style:font-style-name="Regular" style:font-family-generic="swiss" style:font-pitch="variable" fo:font-size="12pt" style:font-size-asian="10.8000001907349pt" style:font-size-complex="10.8000001907349pt"/>
    </style:style>
    <style:style style:name="NAME" style:family="paragraph" style:parent-style-name="Text_20_body" style:class="text">
      <style:paragraph-properties fo:margin-left="-0.5in" fo:margin-right="0in" fo:margin-top="0in" fo:margin-bottom="0in" style:contextual-spacing="false" fo:text-align="center" style:justify-single-word="false" fo:text-indent="0in" style:auto-text-indent="false"/>
    </style:style>
    <style:style style:name="HANGING_5f_INDENT" style:display-name="HANGING_INDENT" style:family="paragraph" style:parent-style-name="Text_20_body" style:class="text" style:master-page-name="">
      <style:paragraph-properties fo:margin-left="0.25in" fo:margin-right="0in" fo:margin-top="0.0598in" fo:margin-bottom="0.1402in" style:contextual-spacing="false" fo:keep-together="always" fo:text-indent="-0.25in" style:auto-text-indent="false" style:page-number="auto">
        <style:tab-stops/>
      </style:paragraph-properties>
    </style:style>
    <style:style style:name="HEADING_5f_STANDALONE" style:display-name="HEADING_STANDALONE" style:family="paragraph" style:parent-style-name="Heading_20_4" style:default-outline-level="" style:list-style-name="">
      <style:paragraph-properties fo:margin-top="0in" fo:margin-bottom="0in" style:contextual-spacing="false"/>
      <style:text-properties style:font-name="Arial" fo:font-family="Arial" style:font-style-name="Bold" style:font-family-generic="swiss" style:font-pitch="variable" fo:font-size="11.8999996185303pt" fo:font-style="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5f_INDENT_5f_SS" style:display-name="HANGING_INDENT_SS" style:family="paragraph" style:parent-style-name="HANGING_5f_INDENT">
      <style:paragraph-properties fo:margin-top="0in" fo:margin-bottom="0in" style:contextual-spacing="false"/>
    </style:style>
    <style:style style:name="Heading_20_3" style:display-name="Heading 3" style:family="paragraph" style:parent-style-name="Heading" style:next-style-name="Text_20_body" style:default-outline-level="3" style:class="text">
      <style:paragraph-properties fo:margin-top="0.05in" fo:margin-bottom="0.0799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line-through-style="none" style:text-line-through-type="none" style:text-underline-style="none" style:text-blinking="false" style:text-overline-style="none" style:text-ov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LLET_5f_LIST" style:display-name="BULLET_LIST">
      <text:list-level-style-bullet text:level="1"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style>
    <text:list-style style:name="CONTACT_5f_LIST" style:display-name="CONTACT_LIST">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17T21:39:59.185665357</dc:date>
    <meta:generator>LibreOffice/7.0.3.1$Linux_X86_64 LibreOffice_project/00$Build-1</meta:generator>
    <meta:editing-duration>PT12H39M11S</meta:editing-duration>
    <meta:editing-cycles>167</meta:editing-cycles>
    <meta:document-statistic meta:table-count="0" meta:image-count="0" meta:object-count="0" meta:page-count="10" meta:paragraph-count="225" meta:word-count="2957" meta:character-count="20761" meta:non-whitespace-character-count="17975"/>
  </office:meta>
</office:document-meta>
</file>